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NewRomanPS-BoldMT" svg:font-family="TimesNewRomanPS-BoldM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orphans="2" widows="2" fo:line-height="130%" fo:text-align="end" style:justify-single-word="false" fo:padding-left="0in" fo:padding-right="0in" fo:padding-top="0in" fo:padding-bottom="0.1252in" fo:border="none"/>
      <style:text-properties style:font-name="TimesNewRomanPS-BoldMT" fo:font-size="7pt" officeooo:rsid="001efe03" officeooo:paragraph-rsid="001efe03" style:font-name-asian="TimesNewRomanPS-BoldMT" style:font-size-asian="7pt" style:font-name-complex="TimesNewRomanPS-BoldMT" style:font-size-complex="7pt"/>
    </style:style>
    <style:style style:name="P2" style:family="paragraph" style:parent-style-name="Standard">
      <style:paragraph-properties orphans="2" widows="2" fo:line-height="130%" fo:text-align="start" style:justify-single-word="false" fo:padding-left="0in" fo:padding-right="0in" fo:padding-top="0in" fo:padding-bottom="0.1252in" fo:border="none"/>
      <style:text-properties style:font-name="TimesNewRomanPS-BoldMT" fo:font-size="7pt" officeooo:rsid="000ed96c" officeooo:paragraph-rsid="000ed96c" style:font-name-asian="TimesNewRomanPS-BoldMT" style:font-size-asian="7pt" style:font-name-complex="TimesNewRomanPS-BoldMT" style:font-size-complex="7pt"/>
    </style:style>
    <style:style style:name="P3" style:family="paragraph" style:parent-style-name="Footer">
      <loext:graphic-properties draw:fill="none" draw:fill-color="#ffffff"/>
      <style:paragraph-properties fo:text-align="end" style:justify-single-word="false" fo:background-color="transparent"/>
      <style:text-properties fo:font-size="10pt" fo:background-color="transparent" style:font-size-asian="10pt" style:font-size-complex="10pt"/>
    </style:style>
    <style:style style:name="P4" style:family="paragraph" style:parent-style-name="Footer">
      <loext:graphic-properties draw:fill="none" draw:fill-color="#ffffff"/>
      <style:paragraph-properties fo:background-color="transparent"/>
      <style:text-properties fo:font-size="10pt" fo:background-color="transparent" style:font-size-asian="10pt" style:font-size-complex="10pt"/>
    </style:style>
    <style:style style:name="P5" style:family="paragraph" style:parent-style-name="Standard">
      <style:paragraph-properties orphans="2" widows="2" fo:text-align="start" style:justify-single-word="false">
        <style:tab-stops>
          <style:tab-stop style:position="3.3126in"/>
          <style:tab-stop style:position="3.9374in"/>
          <style:tab-stop style:position="4.8752in"/>
        </style:tab-stops>
      </style:paragraph-properties>
      <style:text-properties fo:color="#000000" style:font-name="Liberation Serif1" fo:font-size="12pt" officeooo:paragraph-rsid="000b72d0" style:font-name-asian="TimesNewRomanPS-BoldMT" style:font-size-asian="12pt" style:font-name-complex="TimesNewRomanPS-BoldMT" style:font-size-complex="12pt"/>
    </style:style>
    <style:style style:name="P6" style:family="paragraph" style:parent-style-name="Standard">
      <style:paragraph-properties orphans="2" widows="2" fo:text-align="start" style:justify-single-word="false">
        <style:tab-stops>
          <style:tab-stop style:position="3.3126in"/>
          <style:tab-stop style:position="3.9374in"/>
          <style:tab-stop style:position="4.6874in"/>
        </style:tab-stops>
      </style:paragraph-properties>
      <style:text-properties fo:color="#000000" style:font-name="Liberation Serif1" fo:font-size="12pt" officeooo:paragraph-rsid="000b72d0" style:font-name-asian="TimesNewRomanPS-BoldMT" style:font-size-asian="12pt" style:font-name-complex="TimesNewRomanPS-BoldMT" style:font-size-complex="12pt"/>
    </style:style>
    <style:style style:name="P7" style:family="paragraph" style:parent-style-name="Standard">
      <style:paragraph-properties orphans="2" widows="2" fo:text-align="start" style:justify-single-word="false">
        <style:tab-stops>
          <style:tab-stop style:position="3.3126in"/>
          <style:tab-stop style:position="3.9374in"/>
          <style:tab-stop style:position="4.6874in"/>
        </style:tab-stops>
      </style:paragraph-properties>
      <style:text-properties fo:color="#000000" style:font-name="Liberation Serif1" fo:font-size="12pt" officeooo:rsid="0057392f" officeooo:paragraph-rsid="0057392f" style:font-name-asian="TimesNewRomanPS-BoldMT" style:font-size-asian="12pt" style:font-name-complex="TimesNewRomanPS-BoldMT" style:font-size-complex="12pt"/>
    </style:style>
    <style:style style:name="P8" style:family="paragraph" style:parent-style-name="Standard">
      <style:paragraph-properties orphans="2" widows="2"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solid" style:text-underline-width="auto" style:text-underline-color="font-color" fo:font-weight="bold" officeooo:rsid="000b72d0" officeooo:paragraph-rsid="000b72d0" style:font-style-asian="normal" style:font-weight-asian="bold" style:font-style-complex="normal" style:font-weight-complex="bold"/>
    </style:style>
    <style:style style:name="P9" style:family="paragraph" style:parent-style-name="Standard">
      <style:paragraph-properties fo:text-align="start" style:justify-single-word="false">
        <style:tab-stops>
          <style:tab-stop style:position="1.3752in"/>
          <style:tab-stop style:position="3.9374in"/>
          <style:tab-stop style:position="4.8752in"/>
        </style:tab-stops>
      </style:paragraph-properties>
      <style:text-properties style:font-name="Liberation Serif1" fo:font-style="normal" officeooo:rsid="000b9a44" officeooo:paragraph-rsid="000b9a44" style:font-style-asian="normal" style:font-style-complex="normal"/>
    </style:style>
    <style:style style:name="P10" style:family="paragraph" style:parent-style-name="Standard">
      <style:paragraph-properties orphans="2" widows="2" fo:text-align="start" style:justify-single-word="false">
        <style:tab-stops>
          <style:tab-stop style:position="1.3752in"/>
          <style:tab-stop style:position="3.9374in"/>
          <style:tab-stop style:position="4.8752in"/>
        </style:tab-stops>
      </style:paragraph-properties>
      <style:text-properties style:font-name="Liberation Serif1" fo:font-style="normal" officeooo:rsid="000b9a44" officeooo:paragraph-rsid="000b9a44" style:font-style-asian="normal" style:font-style-complex="normal"/>
    </style:style>
    <style:style style:name="P11" style:family="paragraph" style:parent-style-name="Standard">
      <style:paragraph-properties orphans="2" widows="2" fo:text-align="justify" style:justify-single-word="false">
        <style:tab-stops>
          <style:tab-stop style:position="3.3126in"/>
          <style:tab-stop style:position="3.9374in"/>
          <style:tab-stop style:position="4.8752in"/>
        </style:tab-stops>
      </style:paragraph-properties>
      <style:text-properties style:font-name="Liberation Serif1" officeooo:rsid="000b72d0" officeooo:paragraph-rsid="000b72d0"/>
    </style:style>
    <style:style style:name="P12" style:family="paragraph" style:parent-style-name="Standard">
      <style:paragraph-properties orphans="2" widows="2" fo:text-align="justify" style:justify-single-word="false">
        <style:tab-stops>
          <style:tab-stop style:position="3.3126in"/>
          <style:tab-stop style:position="3.9374in"/>
          <style:tab-stop style:position="4.8752in"/>
        </style:tab-stops>
      </style:paragraph-properties>
      <style:text-properties style:font-name="Liberation Serif1" style:text-underline-style="solid" style:text-underline-width="auto" style:text-underline-color="font-color" fo:font-weight="bold" officeooo:rsid="000b72d0" officeooo:paragraph-rsid="000b72d0" style:font-weight-asian="bold" style:font-weight-complex="bold"/>
    </style:style>
    <style:style style:name="P13" style:family="paragraph" style:parent-style-name="Standard">
      <style:text-properties style:font-name="Liberation Serif1" officeooo:paragraph-rsid="0014a207"/>
    </style:style>
    <style:style style:name="P14" style:family="paragraph" style:parent-style-name="Standard">
      <style:paragraph-properties orphans="2" widows="2" fo:text-align="start" style:justify-single-word="false">
        <style:tab-stops>
          <style:tab-stop style:position="1.3752in"/>
          <style:tab-stop style:position="4.8752in"/>
        </style:tab-stops>
      </style:paragraph-properties>
      <style:text-properties style:font-name="Liberation Serif1" officeooo:rsid="000b9a44" officeooo:paragraph-rsid="000b9a44"/>
    </style:style>
    <style:style style:name="P15" style:family="paragraph" style:parent-style-name="Standard">
      <style:paragraph-properties orphans="2" widows="2"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6" style:family="paragraph" style:parent-style-name="Standard">
      <style:paragraph-properties fo:text-align="start" style:justify-single-word="false">
        <style:tab-stops>
          <style:tab-stop style:position="3.3126in"/>
          <style:tab-stop style:position="3.9374in"/>
          <style:tab-stop style:position="4.6874in"/>
        </style:tab-stops>
      </style:paragraph-properties>
      <style:text-properties officeooo:paragraph-rsid="000b72d0"/>
    </style:style>
    <style:style style:name="P17" style:family="paragraph" style:parent-style-name="Bibliography_20_1">
      <loext:graphic-properties draw:fill="none"/>
      <style:paragraph-properties fo:margin-left="0.25in" fo:margin-right="0in" fo:margin-top="0in" fo:margin-bottom="0in" loext:contextual-spacing="false" fo:text-indent="-0.25in" style:auto-text-indent="false" fo:background-color="transparent"/>
      <style:text-properties officeooo:rsid="00662c46" officeooo:paragraph-rsid="00662c46"/>
    </style:style>
    <style:style style:name="P18"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italic" style:text-underline-style="none" officeooo:rsid="000fb675" officeooo:paragraph-rsid="000fb675" style:font-style-asian="italic" style:font-style-complex="italic"/>
    </style:style>
    <style:style style:name="P19"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none" officeooo:rsid="006c598d" officeooo:paragraph-rsid="006e3e76" style:font-style-asian="normal" style:font-style-complex="normal"/>
    </style:style>
    <style:style style:name="P20"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none" officeooo:rsid="006e3e76" officeooo:paragraph-rsid="006e3e76" style:font-style-asian="normal" style:font-style-complex="normal"/>
    </style:style>
    <style:style style:name="P21"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fo:font-style="normal" officeooo:rsid="006c598d" officeooo:paragraph-rsid="006c598d" style:font-style-asian="normal" style:font-style-complex="normal"/>
    </style:style>
    <style:style style:name="P22"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officeooo:paragraph-rsid="006c598d"/>
    </style:style>
    <style:style style:name="P23"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officeooo:paragraph-rsid="0079a1e1"/>
    </style:style>
    <style:style style:name="P24" style:family="paragraph" style:parent-style-name="Bibliography_20_1">
      <loext:graphic-properties draw:fill="none"/>
      <style:paragraph-properties fo:margin-left="0.25in" fo:margin-right="0in" fo:margin-top="0in" fo:margin-bottom="0.0598in" loext: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0fb675" officeooo:paragraph-rsid="000fb675" style:font-style-asian="normal" style:font-weight-asian="bold" style:font-style-complex="normal" style:font-weight-complex="bold"/>
    </style:style>
    <style:style style:name="P25" style:family="paragraph" style:parent-style-name="Bibliography_20_1">
      <loext:graphic-properties draw:fill="none"/>
      <style:paragraph-properties fo:margin-left="0.25in" fo:margin-right="0in" fo:margin-top="0.0402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letter-spacing="-0.0016in" style:text-underline-style="none" officeooo:rsid="000fb675" officeooo:paragraph-rsid="0032bb0a" fo:background-color="#ffffff"/>
    </style:style>
    <style:style style:name="P26" style:family="paragraph" style:parent-style-name="Bibliography_20_1">
      <loext:graphic-properties draw:fill="none"/>
      <style:paragraph-properties fo:margin-left="0.25in" fo:margin-right="0in" fo:margin-top="0.0402in" fo:margin-bottom="0in" loext:contextual-spacing="false" style:line-height-at-least="0.1665in" fo:text-indent="-0.25in" style:auto-text-indent="false" fo:background-color="transparent" text:number-lines="false" text:line-number="0">
        <style:tab-stops/>
      </style:paragraph-properties>
      <style:text-properties style:font-name="Liberation Serif1" style:text-underline-style="none" fo:font-weight="bold" officeooo:rsid="0068a143" officeooo:paragraph-rsid="0068a143" style:font-weight-asian="bold" style:font-weight-complex="bold"/>
    </style:style>
    <style:style style:name="P27"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0ed96c" fo:background-color="#fff200"/>
    </style:style>
    <style:style style:name="P28"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fo:letter-spacing="normal" officeooo:paragraph-rsid="000ed96c"/>
    </style:style>
    <style:style style:name="P29"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0ed96c"/>
    </style:style>
    <style:style style:name="P30"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rsid="000ed96c" officeooo:paragraph-rsid="000edf8d"/>
    </style:style>
    <style:style style:name="P31"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rsid="000ed96c" officeooo:paragraph-rsid="000ed96c"/>
    </style:style>
    <style:style style:name="P32"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style:style>
    <style:style style:name="P33"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32bb0a" fo:background-color="#ffffff"/>
    </style:style>
    <style:style style:name="P34"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32bb0a"/>
    </style:style>
    <style:style style:name="P35"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4a207"/>
    </style:style>
    <style:style style:name="P36"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60e19"/>
    </style:style>
    <style:style style:name="P37"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3f356"/>
    </style:style>
    <style:style style:name="P38"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95d15"/>
    </style:style>
    <style:style style:name="P39"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7c5f6"/>
    </style:style>
    <style:style style:name="P40"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paragraph-rsid="0064bacc"/>
    </style:style>
    <style:style style:name="P41"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paragraph-rsid="0064bacc" fo:background-color="#ffffff"/>
    </style:style>
    <style:style style:name="P42"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paragraph-rsid="0035272b" fo:background-color="#ffffff"/>
    </style:style>
    <style:style style:name="P43"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rsid="0032bb0a" officeooo:paragraph-rsid="0032bb0a" fo:background-color="#ffffff"/>
    </style:style>
    <style:style style:name="P44"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officeooo:paragraph-rsid="00718b82"/>
    </style:style>
    <style:style style:name="P45" style:family="paragraph" style:parent-style-name="Bibliography_20_1" style:master-page-name="">
      <loext:graphic-properties draw:fill="none"/>
      <style:paragraph-properties fo:margin-left="0.25in" fo:margin-right="0in" fo:margin-top="0.0402in" fo:margin-bottom="0in" loext:contextual-spacing="false" style:line-height-at-least="0.1665in" fo:text-indent="-0.25in" style:auto-text-indent="false" style:page-number="auto" fo:background-color="transparent" text:number-lines="false" text:line-number="0">
        <style:tab-stops/>
      </style:paragraph-properties>
      <style:text-properties style:font-name="Liberation Serif1" officeooo:paragraph-rsid="000ed96c"/>
    </style:style>
    <style:style style:name="P46" style:family="paragraph" style:parent-style-name="Bibliography_20_1" style:master-page-name="">
      <loext:graphic-properties draw:fill="none"/>
      <style:paragraph-properties fo:margin-left="0.25in" fo:margin-right="0in" fo:margin-top="0.0402in" fo:margin-bottom="0in" loext:contextual-spacing="false" style:line-height-at-least="0.1665in" fo:text-indent="-0.25in" style:auto-text-indent="false" style:page-number="auto" fo:background-color="transparent" text:number-lines="false" text:line-number="0">
        <style:tab-stops/>
      </style:paragraph-properties>
      <style:text-properties style:font-name="Liberation Serif1" officeooo:paragraph-rsid="00160e19"/>
    </style:style>
    <style:style style:name="P47" style:family="paragraph" style:parent-style-name="Standard" style:master-page-name="">
      <loext:graphic-properties draw:fill="none"/>
      <style:paragraph-properties fo:margin-left="0.25in" fo:margin-right="0in" fo:margin-top="0.0402in" fo:margin-bottom="0in" loext:contextual-spacing="false" fo:text-indent="-0.25in" style:auto-text-indent="false" style:page-number="auto" fo:background-color="transparent"/>
      <style:text-properties style:font-name="Liberation Serif1" officeooo:paragraph-rsid="00195d15"/>
    </style:style>
    <style:style style:name="P48" style:family="paragraph" style:parent-style-name="Standard">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rsid="000ed96c" officeooo:paragraph-rsid="000ed96c"/>
    </style:style>
    <style:style style:name="P49" style:family="paragraph" style:parent-style-name="Standard">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0ed96c"/>
    </style:style>
    <style:style style:name="P50" style:family="paragraph" style:parent-style-name="Standard">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4a207"/>
    </style:style>
    <style:style style:name="P51" style:family="paragraph" style:parent-style-name="Bibliography_20_1">
      <loext:graphic-properties draw:fill="none"/>
      <style:paragraph-properties fo:margin-left="0.25in" fo:margin-right="0in" fo:margin-top="0.1201in" fo:margin-bottom="0.1in" loext:contextual-spacing="false" style:line-height-at-least="0.1665in" fo:text-indent="-0.25in" style:auto-text-indent="false" fo:background-color="transparent" text:number-lines="false" text:line-number="0">
        <style:tab-stops/>
      </style:paragraph-properties>
      <style:text-properties style:font-name="Liberation Serif1" officeooo:paragraph-rsid="000ed96c"/>
    </style:style>
    <style:style style:name="P52" style:family="paragraph" style:parent-style-name="Bibliography_20_1">
      <loext:graphic-properties draw:fill="none"/>
      <style:paragraph-properties fo:margin-left="0.25in" fo:margin-right="0in" fo:margin-top="0.1201in" fo:margin-bottom="0.1in" loext:contextual-spacing="false" style:line-height-at-least="0.1665in" fo:text-indent="-0.25in" style:auto-text-indent="false" fo:background-color="transparent" text:number-lines="false" text:line-number="0">
        <style:tab-stops/>
      </style:paragraph-properties>
      <style:text-properties officeooo:paragraph-rsid="006c598d"/>
    </style:style>
    <style:style style:name="P53" style:family="paragraph" style:parent-style-name="Bibliography_20_1" style:master-page-name="">
      <loext:graphic-properties draw:fill="none"/>
      <style:paragraph-properties fo:margin-left="0.25in" fo:margin-right="0in" fo:margin-top="0.0598in" fo:margin-bottom="0in" loext:contextual-spacing="false" style:line-height-at-least="0.1665in" fo:text-indent="-0.25in" style:auto-text-indent="false" style:page-number="auto" fo:background-color="transparent" text:number-lines="false" text:line-number="0">
        <style:tab-stops/>
      </style:paragraph-properties>
      <style:text-properties officeooo:paragraph-rsid="005c0195"/>
    </style:style>
    <style:style style:name="P54" style:family="paragraph" style:parent-style-name="Standard">
      <loext:graphic-properties draw:fill="none"/>
      <style:paragraph-properties orphans="2" widows="2" fo:margin-left="1.3752in" fo:margin-right="0in" fo:text-align="justify"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fo:font-size="12pt" fo:letter-spacing="-0.0016in" style:text-underline-style="solid" style:text-underline-width="auto" style:text-underline-color="font-color" fo:font-weight="bold" officeooo:rsid="000ed96c" officeooo:paragraph-rsid="003a3e9e" style:font-size-asian="12pt" style:font-weight-asian="bold" style:font-size-complex="12pt" style:font-weight-complex="bold"/>
    </style:style>
    <style:style style:name="P55" style:family="paragraph" style:parent-style-name="Standard">
      <loext:graphic-properties draw:fill="none"/>
      <style:paragraph-properties orphans="2" widows="2" fo:margin-left="1.3752in" fo:margin-right="0in"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fo:font-size="12pt" fo:letter-spacing="-0.0016in" style:text-underline-style="solid" style:text-underline-width="auto" style:text-underline-color="font-color" fo:font-weight="bold" officeooo:rsid="000ed96c" officeooo:paragraph-rsid="003a3e9e" style:font-size-asian="12pt" style:font-weight-asian="bold" style:font-size-complex="12pt" style:font-weight-complex="bold"/>
    </style:style>
    <style:style style:name="P56"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57"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58"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59"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290f" officeooo:paragraph-rsid="0027290f" style:font-style-asian="normal" style:font-weight-asian="normal" style:font-style-complex="normal" style:font-weight-complex="normal"/>
    </style:style>
    <style:style style:name="P60"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61"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62"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fb787" officeooo:paragraph-rsid="003fb787" style:font-style-asian="normal" style:font-weight-asian="normal" style:font-style-complex="normal" style:font-weight-complex="normal"/>
    </style:style>
    <style:style style:name="P63"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1f4afa" style:font-style-asian="normal" style:font-weight-asian="normal" style:font-style-complex="normal" style:font-weight-complex="normal"/>
    </style:style>
    <style:style style:name="P64"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202991" style:font-style-asian="normal" style:font-weight-asian="normal" style:font-style-complex="normal" style:font-weight-complex="normal"/>
    </style:style>
    <style:style style:name="P65"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df877" officeooo:paragraph-rsid="003df877" style:font-style-asian="normal" style:font-weight-asian="normal" style:font-style-complex="normal" style:font-weight-complex="normal"/>
    </style:style>
    <style:style style:name="P66"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27e68" officeooo:paragraph-rsid="00427e68" style:font-style-asian="normal" style:font-weight-asian="normal" style:font-style-complex="normal" style:font-weight-complex="normal"/>
    </style:style>
    <style:style style:name="P67"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40db21" style:font-style-asian="normal" style:font-weight-asian="normal" style:font-style-complex="normal" style:font-weight-complex="normal"/>
    </style:style>
    <style:style style:name="P68"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5dd316" style:font-style-asian="normal" style:font-weight-asian="normal" style:font-style-complex="normal" style:font-weight-complex="normal"/>
    </style:style>
    <style:style style:name="P69"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3df877"/>
    </style:style>
    <style:style style:name="P70"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67d987"/>
    </style:style>
    <style:style style:name="P71" style:family="paragraph" style:parent-style-name="Bibliography_20_1" style:master-page-name="">
      <loext:graphic-properties draw:fill="none"/>
      <style:paragraph-properties fo:margin-left="1.3752in" fo:margin-right="0in" fo:margin-top="0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72" style:family="paragraph" style:parent-style-name="Bibliography_20_1" style:master-page-name="">
      <loext:graphic-properties draw:fill="none"/>
      <style:paragraph-properties fo:margin-left="1.3752in" fo:margin-right="0in" fo:margin-top="0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officeooo:paragraph-rsid="00471cd6"/>
    </style:style>
    <style:style style:name="P73" style:family="paragraph" style:parent-style-name="Standard" style:master-page-name="">
      <loext:graphic-properties draw:fill="none"/>
      <style:paragraph-properties orphans="2" widows="2" fo:margin-left="1.3752in" fo:margin-right="0in" fo:margin-top="0in" fo:margin-bottom="0in" loext:contextual-spacing="false" fo:text-align="start" style:justify-single-word="false" fo:text-indent="-1.3752in" style:auto-text-indent="false" style:page-number="auto"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74" style:family="paragraph" style:parent-style-name="Standard">
      <loext:graphic-properties draw:fill="none"/>
      <style:paragraph-properties orphans="2" widows="2" fo:margin-left="1.3752in" fo:margin-right="0in" fo:margin-top="0in" fo:margin-bottom="0in" loext: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75" style:family="paragraph" style:parent-style-name="Standard">
      <loext:graphic-properties draw:fill="none"/>
      <style:paragraph-properties orphans="2" widows="2" fo:margin-left="1.3752in" fo:margin-right="0in" fo:margin-top="0in" fo:margin-bottom="0in" loext: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3a3e9e"/>
    </style:style>
    <style:style style:name="P76" style:family="paragraph" style:parent-style-name="Bibliography_20_1" style:master-page-name="">
      <loext:graphic-properties draw:fill="none"/>
      <style:paragraph-properties fo:margin-left="1.3752in" fo:margin-right="0in" fo:margin-top="0.0598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77" style:family="paragraph" style:parent-style-name="Bibliography_20_1" style:master-page-name="">
      <loext:graphic-properties draw:fill="none"/>
      <style:paragraph-properties fo:margin-left="1.3752in" fo:margin-right="0in" fo:margin-top="0.0598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5dd316" fo:background-color="#ffffff" style:font-style-asian="normal" style:font-weight-asian="normal" style:font-style-complex="normal" style:font-weight-complex="normal"/>
    </style:style>
    <style:style style:name="P78" style:family="paragraph" style:parent-style-name="Standard" style:master-page-name="">
      <loext:graphic-properties draw:fill="none"/>
      <style:paragraph-properties orphans="2" widows="2" fo:margin-left="1.3752in" fo:margin-right="0in" fo:text-align="start" style:justify-single-word="false" fo:text-indent="-1.3752in" style:auto-text-indent="false" style:page-number="auto" fo:background-color="transparent">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79" style:family="paragraph" style:parent-style-name="Bibliography_20_1">
      <loext:graphic-properties draw:fill="none"/>
      <style:paragraph-properties fo:margin-left="1.3752in" fo:margin-right="0in" fo:margin-top="0.0591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60f6b0" style:font-style-asian="normal" style:font-weight-asian="normal" style:font-style-complex="normal" style:font-weight-complex="normal"/>
    </style:style>
    <style:style style:name="P80" style:family="paragraph" style:parent-style-name="Bibliography_20_1">
      <loext:graphic-properties draw:fill="none"/>
      <style:paragraph-properties fo:margin-left="1.3752in" fo:margin-right="0in" fo:margin-top="0.0591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e8b86" officeooo:paragraph-rsid="006e8b86" style:font-style-asian="normal" style:font-weight-asian="normal" style:font-style-complex="normal" style:font-weight-complex="normal"/>
    </style:style>
    <style:style style:name="P81" style:family="paragraph" style:parent-style-name="Bibliography_20_1">
      <loext:graphic-properties draw:fill="none"/>
      <style:paragraph-properties fo:margin-left="1.3752in" fo:margin-right="0in" fo:margin-top="0.0591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6e8b86"/>
    </style:style>
    <style:style style:name="P82"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83"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43af3" officeooo:paragraph-rsid="00443af3" style:font-style-asian="normal" style:font-weight-asian="normal" style:font-style-complex="normal" style:font-weight-complex="normal"/>
    </style:style>
    <style:style style:name="P84"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85"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a6bc5" style:font-style-asian="normal" style:font-weight-asian="normal" style:font-style-complex="normal" style:font-weight-complex="normal"/>
    </style:style>
    <style:style style:name="P86"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87"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1f4afa" style:font-style-asian="normal" style:font-weight-asian="normal" style:font-style-complex="normal" style:font-weight-complex="normal"/>
    </style:style>
    <style:style style:name="P88"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89"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0f6b0" officeooo:paragraph-rsid="0060f6b0" style:font-style-asian="normal" style:font-weight-asian="normal" style:font-style-complex="normal" style:font-weight-complex="normal"/>
    </style:style>
    <style:style style:name="P90"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40db21" style:font-style-asian="normal" style:font-weight-asian="normal" style:font-style-complex="normal" style:font-weight-complex="normal"/>
    </style:style>
    <style:style style:name="P91"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fb787" officeooo:paragraph-rsid="003fb787" style:font-style-asian="normal" style:font-weight-asian="normal" style:font-style-complex="normal" style:font-weight-complex="normal"/>
    </style:style>
    <style:style style:name="P92"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2666c" officeooo:paragraph-rsid="0042666c" style:font-style-asian="normal" style:font-weight-asian="normal" style:font-style-complex="normal" style:font-weight-complex="normal"/>
    </style:style>
    <style:style style:name="P93"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df877" officeooo:paragraph-rsid="003df877" style:font-style-asian="normal" style:font-weight-asian="normal" style:font-style-complex="normal" style:font-weight-complex="normal"/>
    </style:style>
    <style:style style:name="P94"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55205" officeooo:paragraph-rsid="00255205" style:font-style-asian="normal" style:font-weight-asian="normal" style:font-style-complex="normal" style:font-weight-complex="normal"/>
    </style:style>
    <style:style style:name="P95"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290f" officeooo:paragraph-rsid="0027290f" style:font-style-asian="normal" style:font-weight-asian="normal" style:font-style-complex="normal" style:font-weight-complex="normal"/>
    </style:style>
    <style:style style:name="P96"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6df0d" officeooo:paragraph-rsid="0026df0d" style:font-style-asian="normal" style:font-weight-asian="normal" style:font-style-complex="normal" style:font-weight-complex="normal"/>
    </style:style>
    <style:style style:name="P97"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6df0d" officeooo:paragraph-rsid="0026df0d" style:font-style-asian="normal" style:font-weight-asian="normal" style:font-style-complex="normal" style:font-weight-complex="normal"/>
    </style:style>
    <style:style style:name="P98"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66ef" officeooo:paragraph-rsid="002766ef" style:font-style-asian="normal" style:font-weight-asian="normal" style:font-style-complex="normal" style:font-weight-complex="normal"/>
    </style:style>
    <style:style style:name="P99"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94558" officeooo:paragraph-rsid="00294558" style:font-style-asian="normal" style:font-weight-asian="normal" style:font-style-complex="normal" style:font-weight-complex="normal"/>
    </style:style>
    <style:style style:name="P100"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9b09f" officeooo:paragraph-rsid="002aa46b" style:font-style-asian="normal" style:font-weight-asian="normal" style:font-style-complex="normal" style:font-weight-complex="normal"/>
    </style:style>
    <style:style style:name="P101"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aa46b" officeooo:paragraph-rsid="002aa46b" style:font-style-asian="normal" style:font-weight-asian="normal" style:font-style-complex="normal" style:font-weight-complex="normal"/>
    </style:style>
    <style:style style:name="P102"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5dd316" fo:background-color="#ffffff" style:font-style-asian="normal" style:font-weight-asian="normal" style:font-style-complex="normal" style:font-weight-complex="normal"/>
    </style:style>
    <style:style style:name="P103"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6a3a7" officeooo:paragraph-rsid="0046a3a7" fo:background-color="#ffffff" style:font-style-asian="normal" style:font-weight-asian="normal" style:font-style-complex="normal" style:font-weight-complex="normal"/>
    </style:style>
    <style:style style:name="P104"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2bb0a" officeooo:paragraph-rsid="0032bb0a" fo:background-color="#ffffff" style:font-style-asian="normal" style:font-weight-asian="normal" style:font-style-complex="normal" style:font-weight-complex="normal"/>
    </style:style>
    <style:style style:name="P105"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ize="12pt" fo:font-style="normal" style:text-underline-style="none" fo:font-weight="normal" officeooo:rsid="0029b09f" officeooo:paragraph-rsid="002aa46b" style:font-size-asian="12pt" style:font-style-asian="normal" style:font-weight-asian="normal" style:font-size-complex="12pt" style:font-style-complex="normal" style:font-weight-complex="normal"/>
    </style:style>
    <style:style style:name="P106"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ize="12pt" fo:font-style="normal" style:text-underline-style="none" fo:font-weight="normal" officeooo:rsid="0026df0d" officeooo:paragraph-rsid="0026df0d" style:font-size-asian="12pt" style:font-style-asian="normal" style:font-weight-asian="normal" style:font-size-complex="12pt" style:font-style-complex="normal" style:font-weight-complex="normal"/>
    </style:style>
    <style:style style:name="P107"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60f6b0"/>
    </style:style>
    <style:style style:name="P108"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09"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10"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129d4" style:font-style-asian="normal" style:font-weight-asian="normal" style:font-style-complex="normal" style:font-weight-complex="normal"/>
    </style:style>
    <style:style style:name="P111" style:family="paragraph" style:parent-style-name="Standard">
      <loext:graphic-properties draw:fill="none"/>
      <style:paragraph-properties orphans="2" widows="2" fo:margin-left="1.3752in" fo:margin-right="0in" fo:margin-top="0.0402in" fo:margin-bottom="0in" loext: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12"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df877" officeooo:paragraph-rsid="003df877" style:font-style-asian="normal" style:font-weight-asian="normal" style:font-style-complex="normal" style:font-weight-complex="normal"/>
    </style:style>
    <style:style style:name="P113"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fb787" officeooo:paragraph-rsid="003fb787" style:font-style-asian="normal" style:font-weight-asian="normal" style:font-style-complex="normal" style:font-weight-complex="normal"/>
    </style:style>
    <style:style style:name="P114"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2666c" officeooo:paragraph-rsid="0042666c" style:font-style-asian="normal" style:font-weight-asian="normal" style:font-style-complex="normal" style:font-weight-complex="normal"/>
    </style:style>
    <style:style style:name="P115"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40db21" style:font-style-asian="normal" style:font-weight-asian="normal" style:font-style-complex="normal" style:font-weight-complex="normal"/>
    </style:style>
    <style:style style:name="P116"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443af3" style:font-style-asian="normal" style:font-weight-asian="normal" style:font-style-complex="normal" style:font-weight-complex="normal"/>
    </style:style>
    <style:style style:name="P117"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0f6b0" officeooo:paragraph-rsid="0060f6b0" style:font-style-asian="normal" style:font-weight-asian="normal" style:font-style-complex="normal" style:font-weight-complex="normal"/>
    </style:style>
    <style:style style:name="P118"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rsid="0060f6b0" officeooo:paragraph-rsid="0060f6b0"/>
    </style:style>
    <style:style style:name="P119"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a5b51" officeooo:paragraph-rsid="001a5b51" style:font-style-asian="normal" style:font-weight-asian="bold" style:font-style-complex="normal" style:font-weight-complex="bold"/>
    </style:style>
    <style:style style:name="P120"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f4afa" officeooo:paragraph-rsid="001f4afa" style:font-style-asian="normal" style:font-weight-asian="bold" style:font-style-complex="normal" style:font-weight-complex="bold"/>
    </style:style>
    <style:style style:name="P121"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0fb675" officeooo:paragraph-rsid="000fb675" style:font-style-asian="normal" style:font-weight-asian="bold" style:font-style-complex="normal" style:font-weight-complex="bold"/>
    </style:style>
    <style:style style:name="P122"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23"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55ff4" style:font-style-asian="normal" style:font-weight-asian="normal" style:font-style-complex="normal" style:font-weight-complex="normal"/>
    </style:style>
    <style:style style:name="P124"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a6bc5" style:font-style-asian="normal" style:font-weight-asian="normal" style:font-style-complex="normal" style:font-weight-complex="normal"/>
    </style:style>
    <style:style style:name="P125"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5910bb" style:font-style-asian="normal" style:font-weight-asian="normal" style:font-style-complex="normal" style:font-weight-complex="normal"/>
    </style:style>
    <style:style style:name="P126"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27"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text-line-through-style="solid" style:text-line-through-type="single" style:font-name="Liberation Serif1" fo:font-style="normal" style:text-underline-style="none" fo:font-weight="normal" officeooo:rsid="0046a3a7" officeooo:paragraph-rsid="00471cd6" style:font-style-asian="normal" style:font-weight-asian="normal" style:font-style-complex="normal" style:font-weight-complex="normal"/>
    </style:style>
    <style:style style:name="P128" style:family="paragraph" style:parent-style-name="Bibliography_20_1" style:master-page-name="">
      <loext:graphic-properties draw:fill="none"/>
      <style:paragraph-properties fo:margin-left="0in" fo:margin-right="0in" fo:margin-top="0in" fo:margin-bottom="0in" loext:contextual-spacing="false" style:line-height-at-least="0.1665in" fo:text-indent="0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55ff4" style:font-style-asian="normal" style:font-weight-asian="normal" style:font-style-complex="normal" style:font-weight-complex="normal"/>
    </style:style>
    <style:style style:name="P129" style:family="paragraph" style:parent-style-name="Standard" style:master-page-name="">
      <loext:graphic-properties draw:fill="none"/>
      <style:paragraph-properties fo:margin-left="0in" fo:margin-right="0in" fo:margin-top="0in" fo:margin-bottom="0in" loext:contextual-spacing="false" style:line-height-at-least="0.1665in" fo:text-indent="0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5910bb" style:font-style-asian="normal" style:font-weight-asian="normal" style:font-style-complex="normal" style:font-weight-complex="normal"/>
    </style:style>
    <style:style style:name="P130" style:family="paragraph" style:parent-style-name="Bibliography_20_1">
      <loext:graphic-properties draw:fill="none"/>
      <style:paragraph-properties fo:margin-left="0in" fo:margin-right="0in" fo:margin-top="0.0598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31"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32"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33"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34"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35"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443af3" style:font-style-asian="normal" style:font-weight-asian="normal" style:font-style-complex="normal" style:font-weight-complex="normal"/>
    </style:style>
    <style:style style:name="P136"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05c1" officeooo:paragraph-rsid="005d05c1" style:font-style-asian="normal" style:font-weight-asian="normal" style:font-style-complex="normal" style:font-weight-complex="normal"/>
    </style:style>
    <style:style style:name="P137"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129d4" officeooo:paragraph-rsid="002129d4" style:font-style-asian="normal" style:font-weight-asian="normal" style:font-style-complex="normal" style:font-weight-complex="normal"/>
    </style:style>
    <style:style style:name="P138" style:family="paragraph" style:parent-style-name="Bibliography_20_1" style:master-page-name="">
      <loext:graphic-properties draw:fill="none"/>
      <style:paragraph-properties fo:margin-left="0in" fo:margin-right="0in" fo:margin-top="0.0402in" fo:margin-bottom="0in" loext:contextual-spacing="false" style:line-height-at-least="0.1665in" fo:text-indent="0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39" style:family="paragraph" style:parent-style-name="Standard">
      <loext:graphic-properties draw:fill="none"/>
      <style:paragraph-properties orphans="2" widows="2" fo:margin-left="0in" fo:margin-right="0in" fo:margin-top="0.0402in" fo:margin-bottom="0in" loext:contextual-spacing="false" fo:text-align="start" style:justify-single-word="false" fo:text-indent="0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40" style:family="paragraph" style:parent-style-name="Standard">
      <style:paragraph-properties orphans="2" widows="2" fo:margin-top="0.0598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41" style:family="paragraph" style:parent-style-name="Standard">
      <style:paragraph-properties orphans="2" widows="2" fo:margin-top="0.0598in" fo:margin-bottom="0in" loext:contextual-spacing="false" fo:text-align="start" style:justify-single-word="false">
        <style:tab-stops>
          <style:tab-stop style:position="3.3126in"/>
          <style:tab-stop style:position="3.9374in"/>
          <style:tab-stop style:position="4.8752in"/>
        </style:tab-stops>
      </style:paragraph-properties>
      <style:text-properties style:font-name="Liberation Serif1" officeooo:rsid="003df877" officeooo:paragraph-rsid="003df877"/>
    </style:style>
    <style:style style:name="P142"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443af3" officeooo:paragraph-rsid="00443af3"/>
    </style:style>
    <style:style style:name="P143"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3a3e9e" officeooo:paragraph-rsid="005910bb"/>
    </style:style>
    <style:style style:name="P144"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5b1584" officeooo:paragraph-rsid="005b1584"/>
    </style:style>
    <style:style style:name="P145" style:family="paragraph" style:parent-style-name="Standard">
      <loext:graphic-properties draw:fill="none"/>
      <style:paragraph-properties orphans="2" widows="2" fo:margin-left="1.378in" fo:margin-right="0in" fo:margin-top="0in" fo:margin-bottom="0in" loext: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3a3e9e" officeooo:paragraph-rsid="00455ff4" style:font-style-asian="normal" style:font-weight-asian="normal" style:font-style-complex="normal" style:font-weight-complex="normal"/>
    </style:style>
    <style:style style:name="P146" style:family="paragraph" style:parent-style-name="Standard">
      <loext:graphic-properties draw:fill="none"/>
      <style:paragraph-properties orphans="2" widows="2" fo:margin-left="1.378in" fo:margin-right="0in" fo:margin-top="0in" fo:margin-bottom="0in" loext: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47" style:family="paragraph" style:parent-style-name="Bibliography_20_1" style:master-page-name="">
      <loext:graphic-properties draw:fill="none"/>
      <style:paragraph-properties fo:margin-left="1.378in" fo:margin-right="0in" fo:margin-top="0.0402in" fo:margin-bottom="0in" loext:contextual-spacing="false" style:line-height-at-least="0.1665in" fo:text-indent="-1.378in" style:auto-text-indent="false" style:page-number="auto" fo:background-color="transparent" text:number-lines="false" text:line-number="0">
        <style:tab-stops>
          <style:tab-stop style:position="1.3752in"/>
        </style:tab-stops>
      </style:paragraph-properties>
      <style:text-properties style:text-line-through-style="solid" style:text-line-through-type="single" style:font-name="Liberation Serif1" fo:font-style="normal" style:text-underline-style="none" fo:font-weight="normal" officeooo:rsid="0046a3a7" officeooo:paragraph-rsid="00471cd6" style:font-style-asian="normal" style:font-weight-asian="normal" style:font-style-complex="normal" style:font-weight-complex="normal"/>
    </style:style>
    <style:style style:name="P148" style:family="paragraph" style:parent-style-name="Standard">
      <loext:graphic-properties draw:fill="none"/>
      <style:paragraph-properties orphans="2" widows="2" fo:margin-left="1.378in" fo:margin-right="0in" fo:margin-top="0.0402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5b1584" officeooo:paragraph-rsid="005b1584"/>
    </style:style>
    <style:style style:name="P149" style:family="paragraph" style:parent-style-name="Standard">
      <loext:graphic-properties draw:fill="none"/>
      <style:paragraph-properties orphans="2" widows="2" fo:margin-left="1.378in" fo:margin-right="0in" fo:margin-top="0.0402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443af3" officeooo:paragraph-rsid="005b1584"/>
    </style:style>
    <style:style style:name="P150" style:family="paragraph" style:parent-style-name="Standard">
      <loext:graphic-properties draw:fill="none"/>
      <style:paragraph-properties orphans="2" widows="2" fo:margin-left="1.378in" fo:margin-right="0in" fo:margin-top="0.0402in" fo:margin-bottom="0in" loext: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51" style:family="paragraph" style:parent-style-name="Standard">
      <style:paragraph-properties orphans="2" widows="2" fo:margin-top="0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52" style:family="paragraph" style:parent-style-name="Standard">
      <style:paragraph-properties orphans="2" widows="2" fo:margin-top="0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36185a" officeooo:paragraph-rsid="0036185a"/>
    </style:style>
    <style:style style:name="P153" style:family="paragraph" style:parent-style-name="Standard">
      <style:paragraph-properties orphans="2" widows="2" fo:margin-top="0.0402in" fo:margin-bottom="0in" loext:contextual-spacing="false" fo:text-align="start" style:justify-single-word="false">
        <style:tab-stops>
          <style:tab-stop style:position="1.3752in"/>
          <style:tab-stop style:position="4.8752in"/>
        </style:tab-stops>
      </style:paragraph-properties>
      <style:text-properties style:font-name="Liberation Serif1" officeooo:rsid="000b9a44" officeooo:paragraph-rsid="000b9a44"/>
    </style:style>
    <style:style style:name="P154" style:family="paragraph" style:parent-style-name="Standard">
      <style:paragraph-properties orphans="2" widows="2" fo:margin-top="0.0402in" fo:margin-bottom="0in" loext:contextual-spacing="false" fo:text-align="start" style:justify-single-word="false">
        <style:tab-stops>
          <style:tab-stop style:position="3.3126in"/>
          <style:tab-stop style:position="3.9374in"/>
          <style:tab-stop style:position="4.8752in"/>
        </style:tab-stops>
      </style:paragraph-properties>
      <style:text-properties style:font-name="Liberation Serif1" officeooo:rsid="000b9a44" officeooo:paragraph-rsid="000b9a44"/>
    </style:style>
    <style:style style:name="P155"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56"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57"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36185a" officeooo:paragraph-rsid="003644e2"/>
    </style:style>
    <style:style style:name="P158" style:family="paragraph" style:parent-style-name="Standard" style:master-page-name="">
      <style:paragraph-properties orphans="2" widows="2" fo:margin-top="0.0402in" fo:margin-bottom="0in" loext:contextual-spacing="false" fo:text-align="start" style:justify-single-word="false" style:page-number="auto">
        <style:tab-stops>
          <style:tab-stop style:position="1.3752in"/>
          <style:tab-stop style:position="3.9374in"/>
          <style:tab-stop style:position="4.8752in"/>
        </style:tab-stops>
      </style:paragraph-properties>
      <style:text-properties style:font-name="Liberation Serif1" officeooo:rsid="003a3e9e" officeooo:paragraph-rsid="005910bb"/>
    </style:style>
    <style:style style:name="P159" style:family="paragraph" style:parent-style-name="Standard">
      <style:paragraph-properties orphans="2" widows="2" fo:margin-top="0in" fo:margin-bottom="0.0591in" loext:contextual-spacing="false" fo:text-align="justify"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60" style:family="paragraph" style:parent-style-name="Bibliography_20_1">
      <loext:graphic-properties draw:fill="none"/>
      <style:paragraph-properties fo:margin-left="0.25in" fo:margin-right="0in" fo:margin-top="0in" fo:margin-bottom="0in" loext:contextual-spacing="false" fo:text-indent="-0.25in" style:auto-text-indent="false" fo:background-color="transparent"/>
      <style:text-properties officeooo:paragraph-rsid="00745e85"/>
    </style:style>
    <style:style style:name="P161" style:family="paragraph" style:parent-style-name="Bibliography_20_1">
      <loext:graphic-properties draw:fill="none"/>
      <style:paragraph-properties fo:margin-left="0.25in" fo:margin-right="0in" fo:margin-top="0in" fo:margin-bottom="0in" loext:contextual-spacing="false" fo:text-indent="-0.25in" style:auto-text-indent="false" fo:background-color="transparent"/>
      <style:text-properties officeooo:rsid="007a4bda" officeooo:paragraph-rsid="007a4bda"/>
    </style:style>
    <style:style style:name="P162" style:family="paragraph" style:parent-style-name="Standard" style:master-page-name="PM2">
      <style:paragraph-properties orphans="2" widows="2" fo:text-align="start" style:justify-single-word="false" style:page-number="auto">
        <style:tab-stops>
          <style:tab-stop style:position="3.9374in"/>
          <style:tab-stop style:position="4.8752in"/>
        </style:tab-stops>
      </style:paragraph-properties>
      <style:text-properties fo:color="#000000" style:font-name="Liberation Serif1" fo:font-size="14pt" fo:font-weight="bold" officeooo:paragraph-rsid="000b72d0" style:font-name-asian="TimesNewRomanPS-BoldMT" style:font-size-asian="14pt" style:font-weight-asian="bold" style:font-name-complex="TimesNewRomanPS-BoldMT" style:font-size-complex="14pt" style:font-weight-complex="bold"/>
    </style:style>
    <style:style style:name="T1" style:family="text">
      <style:text-properties officeooo:rsid="00147bb3"/>
    </style:style>
    <style:style style:name="T2" style:family="text">
      <style:text-properties fo:color="#000000" officeooo:rsid="002766ef" style:font-name-asian="TimesNewRomanPS-BoldMT" style:font-name-complex="TimesNewRomanPS-BoldMT"/>
    </style:style>
    <style:style style:name="T3" style:family="text">
      <style:text-properties fo:color="#000000" officeooo:rsid="002aa46b" style:font-name-asian="TimesNewRomanPS-BoldMT" style:font-name-complex="TimesNewRomanPS-BoldMT"/>
    </style:style>
    <style:style style:name="T4" style:family="text">
      <style:text-properties fo:color="#000000" fo:font-style="italic" style:font-name-asian="TimesNewRomanPS-BoldMT" style:font-style-asian="italic" style:font-name-complex="TimesNewRomanPS-BoldMT" style:font-style-complex="italic"/>
    </style:style>
    <style:style style:name="T5" style:family="text">
      <style:text-properties fo:color="#000000" fo:font-size="12pt" style:font-name-asian="TimesNewRomanPS-BoldMT" style:font-size-asian="12pt" style:font-name-complex="TimesNewRomanPS-BoldMT" style:font-size-complex="12pt"/>
    </style:style>
    <style:style style:name="T6" style:family="text">
      <style:text-properties fo:color="#000000" fo:font-size="12pt" fo:font-style="italic" style:font-name-asian="TimesNewRomanPS-BoldMT" style:font-size-asian="12pt" style:font-style-asian="italic" style:font-name-complex="TimesNewRomanPS-BoldMT" style:font-size-complex="12pt" style:font-style-complex="italic"/>
    </style:style>
    <style:style style:name="T7" style:family="text">
      <style:text-properties fo:color="#000000" style:font-name="Liberation Serif1" fo:font-size="12pt" style:text-underline-style="none" style:font-name-asian="TimesNewRomanPS-BoldMT" style:font-size-asian="12pt" style:font-name-complex="TimesNewRomanPS-BoldMT" style:font-size-complex="12pt"/>
    </style:style>
    <style:style style:name="T8" style:family="text">
      <style:text-properties fo:color="#000000" style:font-name="Liberation Serif1" fo:font-size="12pt" style:font-name-asian="TimesNewRomanPS-BoldMT" style:font-size-asian="12pt" style:font-name-complex="TimesNewRomanPS-BoldMT" style:font-size-complex="12pt"/>
    </style:style>
    <style:style style:name="T9" style:family="text">
      <style:text-properties fo:font-style="italic" style:font-style-asian="italic" style:font-style-complex="italic"/>
    </style:style>
    <style:style style:name="T10" style:family="text">
      <style:text-properties fo:font-style="italic" officeooo:rsid="001266e3" style:font-style-asian="italic" style:font-style-complex="italic"/>
    </style:style>
    <style:style style:name="T11" style:family="text">
      <style:text-properties fo:font-style="italic" officeooo:rsid="0013f356" style:font-style-asian="italic" style:font-style-complex="italic"/>
    </style:style>
    <style:style style:name="T12" style:family="text">
      <style:text-properties fo:font-style="italic" officeooo:rsid="0014a207" style:font-style-asian="italic" style:font-style-complex="italic"/>
    </style:style>
    <style:style style:name="T13" style:family="text">
      <style:text-properties fo:font-style="italic" officeooo:rsid="0017c5f6" style:font-style-asian="italic" style:font-style-complex="italic"/>
    </style:style>
    <style:style style:name="T14" style:family="text">
      <style:text-properties fo:font-style="italic" officeooo:rsid="00195d15" style:font-style-asian="italic" style:font-style-complex="italic"/>
    </style:style>
    <style:style style:name="T15" style:family="text">
      <style:text-properties fo:font-style="italic" officeooo:rsid="002766ef" style:font-style-asian="italic" style:font-style-complex="italic"/>
    </style:style>
    <style:style style:name="T16" style:family="text">
      <style:text-properties fo:font-style="italic" officeooo:rsid="00294558" style:font-style-asian="italic" style:font-style-complex="italic"/>
    </style:style>
    <style:style style:name="T17" style:family="text">
      <style:text-properties fo:font-style="italic" officeooo:rsid="0030869b" style:font-style-asian="italic" style:font-style-complex="italic"/>
    </style:style>
    <style:style style:name="T18" style:family="text">
      <style:text-properties fo:font-style="italic" officeooo:rsid="0034a4de" style:font-style-asian="italic" style:font-style-complex="italic"/>
    </style:style>
    <style:style style:name="T19" style:family="text">
      <style:text-properties fo:font-style="italic" officeooo:rsid="0032bb0a" style:font-style-asian="italic" style:font-style-complex="italic"/>
    </style:style>
    <style:style style:name="T20" style:family="text">
      <style:text-properties fo:font-style="italic" officeooo:rsid="005f804f" style:font-style-asian="italic" style:font-style-complex="italic"/>
    </style:style>
    <style:style style:name="T21" style:family="text">
      <style:text-properties fo:font-style="italic" officeooo:rsid="001266e3" style:font-style-asian="italic"/>
    </style:style>
    <style:style style:name="T22" style:family="text">
      <style:text-properties fo:font-style="italic" officeooo:rsid="0013f356" style:font-style-asian="italic"/>
    </style:style>
    <style:style style:name="T23" style:family="text">
      <style:text-properties fo:font-style="italic" officeooo:rsid="0014a207" style:font-style-asian="italic"/>
    </style:style>
    <style:style style:name="T24" style:family="text">
      <style:text-properties fo:font-style="italic" officeooo:rsid="0017c5f6" style:font-style-asian="italic"/>
    </style:style>
    <style:style style:name="T25" style:family="text">
      <style:text-properties fo:font-style="italic" fo:background-color="#ffffff" loext:char-shading-value="0"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0ed96c" style:font-style-asian="italic" style:font-weight-asian="normal" style:font-style-complex="italic" style:font-weight-complex="normal"/>
    </style:style>
    <style:style style:name="T28" style:family="text">
      <style:text-properties fo:font-style="italic" fo:font-weight="normal" officeooo:rsid="005c0195" style:font-style-asian="italic" style:font-weight-asian="normal" style:font-style-complex="italic" style:font-weight-complex="normal"/>
    </style:style>
    <style:style style:name="T29" style:family="text">
      <style:text-properties fo:font-style="italic" fo:font-weight="normal" officeooo:rsid="0064bacc" style:font-style-asian="italic" style:font-weight-asian="normal" style:font-style-complex="italic" style:font-weight-complex="normal"/>
    </style:style>
    <style:style style:name="T30" style:family="text">
      <style:text-properties fo:font-style="italic" fo:font-weight="normal" officeooo:rsid="0032bb0a" style:font-style-asian="italic" style:font-weight-asian="normal" style:font-style-complex="italic" style:font-weight-complex="normal"/>
    </style:style>
    <style:style style:name="T31" style:family="text">
      <style:text-properties fo:font-style="normal" style:font-style-asian="normal" style:font-style-complex="normal"/>
    </style:style>
    <style:style style:name="T32" style:family="text">
      <style:text-properties fo:font-style="normal" officeooo:rsid="001266e3" style:font-style-asian="normal" style:font-style-complex="normal"/>
    </style:style>
    <style:style style:name="T33" style:family="text">
      <style:text-properties fo:font-style="normal" officeooo:rsid="0013f356" style:font-style-asian="normal" style:font-style-complex="normal"/>
    </style:style>
    <style:style style:name="T34" style:family="text">
      <style:text-properties fo:font-style="normal" officeooo:rsid="0014a207" style:font-style-asian="normal" style:font-style-complex="normal"/>
    </style:style>
    <style:style style:name="T35" style:family="text">
      <style:text-properties fo:font-style="normal" officeooo:rsid="0017c5f6" style:font-style-asian="normal" style:font-style-complex="normal"/>
    </style:style>
    <style:style style:name="T36" style:family="text">
      <style:text-properties fo:font-style="normal" officeooo:rsid="0032bfeb" fo:background-color="#ffffff" loext:char-shading-value="0"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37d1ff" style:font-style-asian="normal" style:font-weight-asian="normal" style:font-style-complex="normal" style:font-weight-complex="normal"/>
    </style:style>
    <style:style style:name="T39" style:family="text">
      <style:text-properties fo:font-style="normal" fo:font-weight="normal" officeooo:rsid="005c0195" style:font-style-asian="normal" style:font-weight-asian="normal" style:font-style-complex="normal" style:font-weight-complex="normal"/>
    </style:style>
    <style:style style:name="T40" style:family="text">
      <style:text-properties fo:font-style="normal" fo:font-weight="normal" officeooo:rsid="00662c46" style:font-style-asian="normal" style:font-weight-asian="normal" style:font-style-complex="normal" style:font-weight-complex="normal"/>
    </style:style>
    <style:style style:name="T41" style:family="text">
      <style:text-properties fo:font-style="normal" fo:font-weight="normal" officeooo:rsid="006aa449" style:font-style-asian="normal" style:font-weight-asian="normal" style:font-style-complex="normal" style:font-weight-complex="normal"/>
    </style:style>
    <style:style style:name="T42" style:family="text">
      <style:text-properties fo:font-style="normal" fo:font-weight="normal" officeooo:rsid="006c598d" style:font-style-asian="normal" style:font-weight-asian="normal" style:font-style-complex="normal" style:font-weight-complex="normal"/>
    </style:style>
    <style:style style:name="T43" style:family="text">
      <style:text-properties officeooo:rsid="000ed96c"/>
    </style:style>
    <style:style style:name="T44" style:family="text">
      <style:text-properties fo:font-weight="bold" style:font-weight-asian="bold" style:font-weight-complex="bold"/>
    </style:style>
    <style:style style:name="T45" style:family="text">
      <style:text-properties fo:font-weight="bold" officeooo:rsid="000ed96c" style:font-weight-asian="bold" style:font-weight-complex="bold"/>
    </style:style>
    <style:style style:name="T46" style:family="text">
      <style:text-properties fo:font-weight="bold" officeooo:rsid="0032bb0a" style:font-weight-asian="bold" style:font-weight-complex="bold"/>
    </style:style>
    <style:style style:name="T47" style:family="text">
      <style:text-properties fo:font-weight="bold" officeooo:rsid="000ed96c" fo:background-color="#ffffff" loext:char-shading-value="0" style:font-weight-asian="bold" style:font-weight-complex="bold"/>
    </style:style>
    <style:style style:name="T48" style:family="text">
      <style:text-properties fo:font-weight="bold" officeooo:rsid="0032bb0a" fo:background-color="#ffffff" loext:char-shading-value="0" style:font-weight-asian="bold" style:font-weight-complex="bold"/>
    </style:style>
    <style:style style:name="T49" style:family="text">
      <style:text-properties officeooo:rsid="001266e3"/>
    </style:style>
    <style:style style:name="T50" style:family="text">
      <style:text-properties officeooo:rsid="0013f356"/>
    </style:style>
    <style:style style:name="T51" style:family="text">
      <style:text-properties officeooo:rsid="0014a207"/>
    </style:style>
    <style:style style:name="T52" style:family="text">
      <style:text-properties officeooo:rsid="0017c5f6"/>
    </style:style>
    <style:style style:name="T53" style:family="text">
      <style:text-properties officeooo:rsid="00195d15"/>
    </style:style>
    <style:style style:name="T54" style:family="text">
      <style:text-properties fo:font-weight="normal" style:font-weight-asian="normal" style:font-weight-complex="normal"/>
    </style:style>
    <style:style style:name="T55" style:family="text">
      <style:text-properties fo:font-weight="normal" officeooo:rsid="000ed96c" style:font-weight-asian="normal" style:font-weight-complex="normal"/>
    </style:style>
    <style:style style:name="T56" style:family="text">
      <style:text-properties fo:font-weight="normal" officeooo:rsid="0032bfeb" style:font-weight-asian="normal" style:font-weight-complex="normal"/>
    </style:style>
    <style:style style:name="T57" style:family="text">
      <style:text-properties fo:font-weight="normal" officeooo:rsid="003644e2" style:font-weight-asian="normal" style:font-weight-complex="normal"/>
    </style:style>
    <style:style style:name="T58" style:family="text">
      <style:text-properties fo:font-weight="normal" officeooo:rsid="005c0195" style:font-weight-asian="normal" style:font-weight-complex="normal"/>
    </style:style>
    <style:style style:name="T59" style:family="text">
      <style:text-properties fo:font-weight="normal" officeooo:rsid="0032bb0a" style:font-weight-asian="normal" style:font-weight-complex="normal"/>
    </style:style>
    <style:style style:name="T60" style:family="text">
      <style:text-properties fo:font-weight="normal" officeooo:rsid="00662c46" style:font-weight-asian="normal" style:font-weight-complex="normal"/>
    </style:style>
    <style:style style:name="T61" style:family="text">
      <style:text-properties fo:font-weight="normal" officeooo:rsid="0032bb0a" fo:background-color="#ffffff" loext:char-shading-value="0" style:font-weight-asian="normal" style:font-weight-complex="normal"/>
    </style:style>
    <style:style style:name="T62" style:family="text">
      <style:text-properties fo:font-weight="normal" officeooo:rsid="0064bacc" fo:background-color="#ffffff" loext:char-shading-value="0" style:font-weight-asian="normal" style:font-weight-complex="normal"/>
    </style:style>
    <style:style style:name="T63" style:family="text">
      <style:text-properties fo:font-weight="normal" officeooo:rsid="00662c46" fo:background-color="#ffffff" loext:char-shading-value="0" style:font-weight-asian="normal" style:font-weight-complex="normal"/>
    </style:style>
    <style:style style:name="T64" style:family="text">
      <style:text-properties officeooo:rsid="001cca52"/>
    </style:style>
    <style:style style:name="T65" style:family="text">
      <style:text-properties officeooo:rsid="001e894e"/>
    </style:style>
    <style:style style:name="T66" style:family="text">
      <style:text-properties officeooo:rsid="00202991"/>
    </style:style>
    <style:style style:name="T67" style:family="text">
      <style:text-properties officeooo:rsid="002129d4"/>
    </style:style>
    <style:style style:name="T68" style:family="text">
      <style:text-properties officeooo:rsid="00230898"/>
    </style:style>
    <style:style style:name="T69" style:family="text">
      <style:text-properties officeooo:rsid="002766ef"/>
    </style:style>
    <style:style style:name="T70" style:family="text">
      <style:text-properties officeooo:rsid="0029b09f"/>
    </style:style>
    <style:style style:name="T71" style:family="text">
      <style:text-properties fo:font-size="12pt" style:font-size-asian="12pt" style:font-size-complex="12pt"/>
    </style:style>
    <style:style style:name="T72" style:family="text">
      <style:text-properties fo:font-size="12pt" officeooo:rsid="002766ef" style:font-size-asian="12pt" style:font-size-complex="12pt"/>
    </style:style>
    <style:style style:name="T73" style:family="text">
      <style:text-properties fo:font-size="12pt" officeooo:rsid="002aa46b" style:font-size-asian="12pt" style:font-size-complex="12pt"/>
    </style:style>
    <style:style style:name="T74" style:family="text">
      <style:text-properties fo:font-size="12pt" fo:font-style="italic" style:font-size-asian="12pt" style:font-style-asian="italic" style:font-size-complex="12pt" style:font-style-complex="italic"/>
    </style:style>
    <style:style style:name="T75" style:family="text">
      <style:text-properties style:font-name="Liberation Serif1" fo:font-size="12pt" style:font-name-asian="TimesNewRomanPS-BoldMT" style:font-size-asian="12pt" style:font-name-complex="TimesNewRomanPS-BoldMT" style:font-size-complex="12pt"/>
    </style:style>
    <style:style style:name="T76" style:family="text">
      <style:text-properties style:font-name="Liberation Serif1" fo:font-style="normal" style:text-underline-style="none" fo:font-weight="normal" style:font-style-asian="normal" style:font-weight-asian="normal" style:font-style-complex="normal" style:font-weight-complex="normal"/>
    </style:style>
    <style:style style:name="T77" style:family="text">
      <style:text-properties style:font-name="Liberation Serif1" fo:font-style="normal" style:text-underline-style="none" fo:font-weight="normal" officeooo:rsid="005910bb" style:font-style-asian="normal" style:font-weight-asian="normal" style:font-style-complex="normal" style:font-weight-complex="normal"/>
    </style:style>
    <style:style style:name="T78" style:family="text">
      <style:text-properties style:font-name="Liberation Serif1" fo:font-style="normal" style:text-underline-style="none" fo:font-weight="normal" officeooo:rsid="00471cd6" style:font-style-asian="normal" style:font-weight-asian="normal" style:font-style-complex="normal" style:font-weight-complex="normal"/>
    </style:style>
    <style:style style:name="T79" style:family="text">
      <style:text-properties style:font-name="Liberation Serif1" fo:font-style="normal" style:text-underline-style="none" fo:font-weight="normal" officeooo:rsid="005dd316" style:font-style-asian="normal" style:font-weight-asian="normal" style:font-style-complex="normal" style:font-weight-complex="normal"/>
    </style:style>
    <style:style style:name="T80" style:family="text">
      <style:text-properties style:font-name="Liberation Serif1" fo:font-style="normal" style:text-underline-style="none" fo:font-weight="normal" officeooo:rsid="0060f6b0" style:font-style-asian="normal" style:font-weight-asian="normal" style:font-style-complex="normal" style:font-weight-complex="normal"/>
    </style:style>
    <style:style style:name="T81" style:family="text">
      <style:text-properties style:font-name="Liberation Serif1" fo:font-style="normal" style:text-underline-style="none" fo:font-weight="normal" officeooo:rsid="003fb787" style:font-style-asian="normal" style:font-weight-asian="normal" style:font-style-complex="normal" style:font-weight-complex="normal"/>
    </style:style>
    <style:style style:name="T82" style:family="text">
      <style:text-properties style:font-name="Liberation Serif1" fo:font-style="normal" style:text-underline-style="none" fo:font-weight="normal" officeooo:rsid="0068a143" style:font-style-asian="normal" style:font-weight-asian="normal" style:font-style-complex="normal" style:font-weight-complex="normal"/>
    </style:style>
    <style:style style:name="T83" style:family="text">
      <style:text-properties style:font-name="Liberation Serif1" fo:font-style="normal" style:text-underline-style="none" fo:font-weight="normal" officeooo:rsid="006e8b86" style:font-style-asian="normal" style:font-weight-asian="normal" style:font-style-complex="normal" style:font-weight-complex="normal"/>
    </style:style>
    <style:style style:name="T84" style:family="text">
      <style:text-properties style:font-name="Liberation Serif1" fo:font-style="normal" style:text-underline-style="none" fo:font-weight="normal" officeooo:rsid="0071e46e" style:font-style-asian="normal" style:font-weight-asian="normal" style:font-style-complex="normal" style:font-weight-complex="normal"/>
    </style:style>
    <style:style style:name="T85" style:family="text">
      <style:text-properties style:font-name="Liberation Serif1" fo:font-style="normal" style:text-underline-style="none" fo:font-weight="normal" officeooo:rsid="0072838a" style:font-style-asian="normal" style:font-weight-asian="normal" style:font-style-complex="normal" style:font-weight-complex="normal"/>
    </style:style>
    <style:style style:name="T86" style:family="text">
      <style:text-properties style:font-name="Liberation Serif1" fo:font-style="normal" style:text-underline-style="none" fo:font-weight="normal" officeooo:rsid="005c0195" style:font-style-asian="normal" style:font-weight-asian="normal" style:font-style-complex="normal" style:font-weight-complex="normal"/>
    </style:style>
    <style:style style:name="T87" style:family="text">
      <style:text-properties style:font-name="Liberation Serif1" fo:font-style="normal" style:text-underline-style="none" fo:font-weight="normal" officeooo:rsid="0079a1e1" style:font-style-asian="normal" style:font-weight-asian="normal" style:font-style-complex="normal" style:font-weight-complex="normal"/>
    </style:style>
    <style:style style:name="T88" style:family="text">
      <style:text-properties style:font-name="Liberation Serif1" fo:font-style="normal" style:text-underline-style="none" fo:font-weight="normal" officeooo:rsid="005dd316" style:font-size-asian="12pt" style:font-style-asian="normal" style:font-weight-asian="normal" style:font-name-complex="Lohit Devanagari1" style:font-style-complex="normal" style:font-weight-complex="normal"/>
    </style:style>
    <style:style style:name="T89" style:family="text">
      <style:text-properties style:font-name="Liberation Serif1" fo:font-style="normal" style:text-underline-style="none" fo:font-weight="normal" officeooo:rsid="006e8b86" style:font-size-asian="12pt" style:font-style-asian="normal" style:font-weight-asian="normal" style:font-name-complex="Lohit Devanagari1" style:font-style-complex="normal" style:font-weight-complex="normal"/>
    </style:style>
    <style:style style:name="T90" style:family="text">
      <style:text-properties style:font-name="Liberation Serif1" fo:font-style="normal" style:text-underline-style="none" fo:font-weight="normal" officeooo:rsid="0071e46e" style:font-size-asian="12pt" style:font-style-asian="normal" style:font-weight-asian="normal" style:font-name-complex="Lohit Devanagari1" style:font-style-complex="normal" style:font-weight-complex="normal"/>
    </style:style>
    <style:style style:name="T91" style:family="text">
      <style:text-properties style:font-name="Liberation Serif1" fo:font-style="normal" style:text-underline-style="none" fo:font-weight="normal" officeooo:rsid="0079a1e1" style:font-size-asian="12pt" style:font-style-asian="normal" style:font-weight-asian="normal" style:font-name-complex="Lohit Devanagari1" style:font-style-complex="normal" style:font-weight-complex="normal"/>
    </style:style>
    <style:style style:name="T92" style:family="text">
      <style:text-properties style:font-name="Liberation Serif1" fo:font-style="normal" style:text-underline-style="none" fo:font-weight="normal" officeooo:rsid="00788f43" style:font-size-asian="12pt" style:font-style-asian="normal" style:font-weight-asian="normal" style:font-name-complex="Lohit Devanagari1" style:font-style-complex="normal" style:font-weight-complex="normal"/>
    </style:style>
    <style:style style:name="T93" style:family="text">
      <style:text-properties style:font-name="Liberation Serif1" fo:font-style="normal" style:text-underline-style="none" officeooo:rsid="006c598d" style:font-style-asian="normal" style:font-style-complex="normal"/>
    </style:style>
    <style:style style:name="T94" style:family="text">
      <style:text-properties style:font-name="Liberation Serif1" fo:font-style="normal" style:text-underline-style="none" officeooo:rsid="006e3e76" style:font-style-asian="normal" style:font-style-complex="normal"/>
    </style:style>
    <style:style style:name="T95" style:family="text">
      <style:text-properties style:font-name="Liberation Serif1" fo:font-style="normal" style:text-underline-style="none" officeooo:rsid="00764d43" style:font-style-asian="normal" style:font-style-complex="normal"/>
    </style:style>
    <style:style style:name="T96" style:family="text">
      <style:text-properties style:font-name="Liberation Serif1" fo:font-style="normal" style:text-underline-style="none" officeooo:rsid="0076e27a" style:font-style-asian="normal" style:font-style-complex="normal"/>
    </style:style>
    <style:style style:name="T97" style:family="text">
      <style:text-properties style:font-name="Liberation Serif1" fo:font-style="normal" style:text-underline-style="none" officeooo:rsid="00788f43" style:font-style-asian="normal" style:font-style-complex="normal"/>
    </style:style>
    <style:style style:name="T98" style:family="text">
      <style:text-properties style:font-name="Liberation Serif1" fo:font-style="normal" style:text-underline-style="none" officeooo:rsid="006c598d" style:font-size-asian="12pt" style:font-style-asian="normal" style:font-name-complex="Lohit Devanagari1" style:font-style-complex="normal"/>
    </style:style>
    <style:style style:name="T99" style:family="text">
      <style:text-properties style:font-name="Liberation Serif1" fo:font-style="normal" style:text-underline-style="none" officeooo:rsid="0071e46e" style:font-size-asian="12pt" style:font-style-asian="normal" style:font-name-complex="Lohit Devanagari1" style:font-style-complex="normal"/>
    </style:style>
    <style:style style:name="T100" style:family="text">
      <style:text-properties style:font-name="Liberation Serif1" fo:font-style="normal" style:text-underline-style="none" officeooo:rsid="0076e27a" style:font-size-asian="12pt" style:font-style-asian="normal" style:font-name-complex="Lohit Devanagari1" style:font-style-complex="normal"/>
    </style:style>
    <style:style style:name="T101" style:family="text">
      <style:text-properties style:font-name="Liberation Serif1" fo:font-style="normal" style:text-underline-style="none" fo:font-weight="bold" officeooo:rsid="006c598d" style:font-style-asian="normal" style:font-weight-asian="bold" style:font-style-complex="normal" style:font-weight-complex="bold"/>
    </style:style>
    <style:style style:name="T102" style:family="text">
      <style:text-properties style:font-name="Liberation Serif1" fo:font-style="normal" style:text-underline-style="none" fo:font-weight="bold" officeooo:rsid="005c0195" style:font-style-asian="normal" style:font-weight-asian="bold" style:font-style-complex="normal" style:font-weight-complex="bold"/>
    </style:style>
    <style:style style:name="T103" style:family="text">
      <style:text-properties style:font-name="Liberation Serif1" fo:font-style="normal" style:text-underline-style="solid" style:text-underline-width="auto" style:text-underline-color="font-color" fo:font-weight="bold" officeooo:rsid="0060f6b0" style:font-style-asian="normal" style:font-weight-asian="bold" style:font-style-complex="normal" style:font-weight-complex="bold"/>
    </style:style>
    <style:style style:name="T104" style:family="text">
      <style:text-properties style:font-name="Liberation Serif1" fo:font-style="normal" style:text-underline-style="solid" style:text-underline-width="auto" style:text-underline-color="font-color" fo:font-weight="bold" officeooo:rsid="003df877" style:font-style-asian="normal" style:font-weight-asian="bold" style:font-style-complex="normal" style:font-weight-complex="bold"/>
    </style:style>
    <style:style style:name="T105" style:family="text">
      <style:text-properties style:font-name="Liberation Serif1" fo:font-style="normal" style:text-underline-style="solid" style:text-underline-width="auto" style:text-underline-color="font-color" fo:font-weight="bold" officeooo:rsid="0060f6b0" style:font-size-asian="12pt" style:font-style-asian="normal" style:font-weight-asian="bold" style:font-name-complex="Lohit Devanagari1" style:font-style-complex="normal" style:font-weight-complex="bold"/>
    </style:style>
    <style:style style:name="T106" style:family="text">
      <style:text-properties style:font-name="Liberation Serif1" fo:font-style="normal" style:text-underline-style="solid" style:text-underline-width="auto" style:text-underline-color="font-color" fo:font-weight="bold" officeooo:rsid="006c598d" style:font-size-asian="12pt" style:font-style-asian="normal" style:font-weight-asian="bold" style:font-name-complex="Lohit Devanagari1" style:font-style-complex="normal" style:font-weight-complex="bold"/>
    </style:style>
    <style:style style:name="T107" style:family="text">
      <style:text-properties style:font-name="Liberation Serif1" fo:letter-spacing="-0.0016in" style:text-underline-style="none" fo:font-weight="bold" officeooo:rsid="000ed96c" fo:background-color="#ffffff" loext:char-shading-value="0" style:font-weight-asian="bold" style:font-weight-complex="bold"/>
    </style:style>
    <style:style style:name="T108" style:family="text">
      <style:text-properties style:font-name="Liberation Serif1" fo:letter-spacing="-0.0016in" style:text-underline-style="none" fo:font-weight="bold" officeooo:rsid="005c0195" fo:background-color="#ffffff" loext:char-shading-value="0" style:font-weight-asian="bold" style:font-weight-complex="bold"/>
    </style:style>
    <style:style style:name="T109" style:family="text">
      <style:text-properties style:font-name="Liberation Serif1" fo:letter-spacing="-0.0016in" style:text-underline-style="none" fo:font-weight="normal" officeooo:rsid="005c0195" fo:background-color="#ffffff" loext:char-shading-value="0" style:font-weight-asian="normal" style:font-weight-complex="normal"/>
    </style:style>
    <style:style style:name="T110" style:family="text">
      <style:text-properties style:font-name="Liberation Serif1" fo:font-style="italic" style:text-underline-style="none" officeooo:rsid="006c598d" style:font-style-asian="italic" style:font-style-complex="italic"/>
    </style:style>
    <style:style style:name="T111" style:family="text">
      <style:text-properties style:font-name="Liberation Serif1" fo:font-style="italic" style:text-underline-style="none" officeooo:rsid="0076e27a" style:font-style-asian="italic" style:font-style-complex="italic"/>
    </style:style>
    <style:style style:name="T112" style:family="text">
      <style:text-properties style:font-name="Liberation Serif1" fo:font-style="italic" style:text-underline-style="none" fo:font-weight="normal" officeooo:rsid="005c0195" style:font-style-asian="italic" style:font-weight-asian="normal" style:font-style-complex="italic" style:font-weight-complex="normal"/>
    </style:style>
    <style:style style:name="T113" style:family="text">
      <style:text-properties style:font-name="Liberation Serif1" style:text-underline-style="none"/>
    </style:style>
    <style:style style:name="T114" style:family="text">
      <style:text-properties style:font-name="Liberation Serif1" style:text-underline-style="none" officeooo:rsid="006e3e76"/>
    </style:style>
    <style:style style:name="T115" style:family="text">
      <style:text-properties style:font-name="Liberation Serif1" style:text-underline-style="none" fo:font-weight="bold" style:font-weight-asian="bold" style:font-weight-complex="bold"/>
    </style:style>
    <style:style style:name="T116" style:family="text">
      <style:text-properties officeooo:rsid="002b720a"/>
    </style:style>
    <style:style style:name="T117" style:family="text">
      <style:text-properties officeooo:rsid="002ca0b2"/>
    </style:style>
    <style:style style:name="T118" style:family="text">
      <style:text-properties officeooo:rsid="0032bb0a"/>
    </style:style>
    <style:style style:name="T119" style:family="text">
      <style:text-properties fo:background-color="#ffffff" loext:char-shading-value="0"/>
    </style:style>
    <style:style style:name="T120" style:family="text">
      <style:text-properties officeooo:rsid="000ed96c" fo:background-color="#ffffff" loext:char-shading-value="0"/>
    </style:style>
    <style:style style:name="T121" style:family="text">
      <style:text-properties officeooo:rsid="000fb675" fo:background-color="#ffffff" loext:char-shading-value="0"/>
    </style:style>
    <style:style style:name="T122" style:family="text">
      <style:text-properties officeooo:rsid="0034a4de"/>
    </style:style>
    <style:style style:name="T123" style:family="text">
      <style:text-properties fo:font-variant="normal" fo:text-transform="none" fo:color="#000000" fo:font-size="12pt" fo:letter-spacing="normal" fo:font-style="normal" fo:font-weight="normal"/>
    </style:style>
    <style:style style:name="T124" style:family="text">
      <style:text-properties fo:font-variant="normal" fo:text-transform="none" fo:color="#000000" fo:font-size="12pt" fo:letter-spacing="normal" fo:font-style="normal" fo:font-weight="normal" officeooo:rsid="0035272b"/>
    </style:style>
    <style:style style:name="T125" style:family="text">
      <style:text-properties fo:font-variant="normal" fo:text-transform="none" fo:color="#000000" fo:font-size="12pt" fo:letter-spacing="normal" fo:font-style="normal" fo:font-weight="normal" officeooo:rsid="00662c46"/>
    </style:style>
    <style:style style:name="T126" style:family="text">
      <style:text-properties fo:font-variant="normal" fo:text-transform="none" fo:color="#000000" fo:font-size="12pt" fo:letter-spacing="normal" fo:font-style="italic" fo:font-weight="normal" officeooo:rsid="0035272b" style:font-style-asian="italic" style:font-style-complex="italic"/>
    </style:style>
    <style:style style:name="T127" style:family="text">
      <style:text-properties officeooo:rsid="0035272b"/>
    </style:style>
    <style:style style:name="T128" style:family="text">
      <style:text-properties fo:letter-spacing="-0.0016in"/>
    </style:style>
    <style:style style:name="T129" style:family="text">
      <style:text-properties officeooo:rsid="003944e6"/>
    </style:style>
    <style:style style:name="T130" style:family="text">
      <style:text-properties officeooo:rsid="003a3e9e"/>
    </style:style>
    <style:style style:name="T131" style:family="text">
      <style:text-properties officeooo:rsid="003fb787"/>
    </style:style>
    <style:style style:name="T132" style:family="text">
      <style:text-properties officeooo:rsid="0040db21"/>
    </style:style>
    <style:style style:name="T133" style:family="text">
      <style:text-properties officeooo:rsid="0042666c"/>
    </style:style>
    <style:style style:name="T134" style:family="text">
      <style:text-properties officeooo:rsid="00443af3"/>
    </style:style>
    <style:style style:name="T135" style:family="text">
      <style:text-properties officeooo:rsid="00455ff4"/>
    </style:style>
    <style:style style:name="T136" style:family="text">
      <style:text-properties officeooo:rsid="001bccc6"/>
    </style:style>
    <style:style style:name="T137" style:family="text">
      <style:text-properties officeooo:rsid="00471cd6"/>
    </style:style>
    <style:style style:name="T138" style:family="text">
      <style:text-properties officeooo:rsid="0047cad6"/>
    </style:style>
    <style:style style:name="T139" style:family="text">
      <style:text-properties officeooo:rsid="00481d1e"/>
    </style:style>
    <style:style style:name="T140" style:family="text">
      <style:text-properties officeooo:rsid="004a6bc5"/>
    </style:style>
    <style:style style:name="T141" style:family="text">
      <style:text-properties officeooo:rsid="004bd58f"/>
    </style:style>
    <style:style style:name="T142" style:family="text">
      <style:text-properties officeooo:rsid="005910bb"/>
    </style:style>
    <style:style style:name="T143" style:family="text">
      <style:text-properties style:text-underline-style="solid" style:text-underline-width="auto" style:text-underline-color="font-color" fo:font-weight="bold" style:font-weight-asian="bold" style:font-weight-complex="bold"/>
    </style:style>
    <style:style style:name="T144" style:family="text">
      <style:text-properties style:text-underline-style="solid" style:text-underline-width="auto" style:text-underline-color="font-color" fo:font-weight="bold" officeooo:rsid="002fb431" style:font-weight-asian="bold" style:font-weight-complex="bold"/>
    </style:style>
    <style:style style:name="T145" style:family="text">
      <style:text-properties style:text-underline-style="solid" style:text-underline-width="auto" style:text-underline-color="font-color" fo:font-weight="bold" officeooo:rsid="0068a143" style:font-weight-asian="bold" style:font-weight-complex="bold"/>
    </style:style>
    <style:style style:name="T146" style:family="text">
      <style:text-properties officeooo:rsid="005b1584"/>
    </style:style>
    <style:style style:name="T147" style:family="text">
      <style:text-properties officeooo:rsid="005c0195"/>
    </style:style>
    <style:style style:name="T148" style:family="text">
      <style:text-properties officeooo:rsid="005d05c1"/>
    </style:style>
    <style:style style:name="T149" style:family="text">
      <style:text-properties style:text-line-through-style="solid" style:text-line-through-type="single" style:font-name="Liberation Serif1" fo:font-style="normal" style:text-underline-style="none" fo:font-weight="normal" officeooo:rsid="00471cd6" style:font-style-asian="normal" style:font-weight-asian="normal" style:font-style-complex="normal" style:font-weight-complex="normal"/>
    </style:style>
    <style:style style:name="T150" style:family="text">
      <style:text-properties style:text-line-through-style="none" style:text-line-through-type="none"/>
    </style:style>
    <style:style style:name="T151" style:family="text">
      <style:text-properties style:text-line-through-style="none" style:text-line-through-type="none" officeooo:rsid="00471cd6"/>
    </style:style>
    <style:style style:name="T152" style:family="text">
      <style:text-properties style:text-line-through-style="none" style:text-line-through-type="none" style:font-name="Liberation Serif1" fo:font-style="normal" style:text-underline-style="none" fo:font-weight="normal" officeooo:rsid="00471cd6" style:font-style-asian="normal" style:font-weight-asian="normal" style:font-style-complex="normal" style:font-weight-complex="normal"/>
    </style:style>
    <style:style style:name="T153" style:family="text">
      <style:text-properties officeooo:rsid="005f804f"/>
    </style:style>
    <style:style style:name="T154" style:family="text">
      <style:text-properties officeooo:rsid="0060f6b0"/>
    </style:style>
    <style:style style:name="T155" style:family="text">
      <style:text-properties officeooo:rsid="0062cc00"/>
    </style:style>
    <style:style style:name="T156" style:family="text">
      <style:text-properties officeooo:rsid="00662c46"/>
    </style:style>
    <style:style style:name="T157" style:family="text">
      <style:text-properties style:font-name="Liberation Serif" fo:font-weight="bold" fo:background-color="#ffffff" loext:char-shading-value="0" style:font-weight-asian="bold" style:font-weight-complex="bold"/>
    </style:style>
    <style:style style:name="T158" style:family="text">
      <style:text-properties style:font-name="Liberation Serif" fo:font-weight="bold" officeooo:rsid="0032bb0a" fo:background-color="#ffffff" loext:char-shading-value="0" style:font-weight-asian="bold" style:font-weight-complex="bold"/>
    </style:style>
    <style:style style:name="T159" style:family="text">
      <style:text-properties style:font-name="Liberation Serif" fo:font-weight="bold" officeooo:rsid="00745e85" fo:background-color="#ffffff" loext:char-shading-value="0" style:font-weight-asian="bold" style:font-weight-complex="bold"/>
    </style:style>
    <style:style style:name="T160" style:family="text">
      <style:text-properties style:font-name="Liberation Serif" fo:font-weight="normal" fo:background-color="#ffffff" loext:char-shading-value="0" style:font-weight-asian="normal" style:font-weight-complex="normal"/>
    </style:style>
    <style:style style:name="T161" style:family="text">
      <style:text-properties style:font-name="Liberation Serif" fo:font-weight="normal" officeooo:rsid="0032bb0a" fo:background-color="#ffffff" loext:char-shading-value="0" style:font-weight-asian="normal" style:font-weight-complex="normal"/>
    </style:style>
    <style:style style:name="T162" style:family="text">
      <style:text-properties style:font-name="Liberation Serif" fo:font-weight="normal" officeooo:rsid="00662c46" fo:background-color="#ffffff" loext:char-shading-value="0" style:font-weight-asian="normal" style:font-weight-complex="normal"/>
    </style:style>
    <style:style style:name="T163" style:family="text">
      <style:text-properties style:font-name="Liberation Serif" fo:font-weight="normal" officeooo:rsid="00713ebf" fo:background-color="#ffffff" loext:char-shading-value="0" style:font-weight-asian="normal" style:font-weight-complex="normal"/>
    </style:style>
    <style:style style:name="T164" style:family="text">
      <style:text-properties style:font-name="Liberation Serif" fo:font-weight="normal" officeooo:rsid="00745e85" fo:background-color="#ffffff" loext:char-shading-value="0" style:font-weight-asian="normal" style:font-weight-complex="normal"/>
    </style:style>
    <style:style style:name="T165" style:family="text">
      <style:text-properties style:font-name="Liberation Serif" fo:font-weight="normal" officeooo:rsid="00713ebf" fo:background-color="#ffffff" loext:char-shading-value="0" style:font-size-asian="12pt" style:font-weight-asian="normal" style:font-name-complex="Lohit Devanagari1" style:font-weight-complex="normal"/>
    </style:style>
    <style:style style:name="T166" style:family="text">
      <style:text-properties style:font-name="Liberation Serif" fo:font-style="italic" fo:font-weight="normal" fo:background-color="#ffffff" loext:char-shading-value="0" style:font-style-asian="italic" style:font-weight-asian="normal" style:font-style-complex="italic" style:font-weight-complex="normal"/>
    </style:style>
    <style:style style:name="T167" style:family="text">
      <style:text-properties style:font-name="Liberation Serif" fo:font-style="italic" fo:font-weight="normal" officeooo:rsid="00713ebf" fo:background-color="#ffffff" loext:char-shading-value="0" style:font-size-asian="12pt" style:font-style-asian="italic" style:font-weight-asian="normal" style:font-name-complex="Lohit Devanagari1" style:font-style-complex="italic" style:font-weight-complex="normal"/>
    </style:style>
    <style:style style:name="T168" style:family="text">
      <style:text-properties style:font-name="Liberation Serif" fo:font-style="normal" fo:font-weight="normal" fo:background-color="#ffffff" loext:char-shading-value="0" style:font-style-asian="normal" style:font-weight-asian="normal" style:font-style-complex="normal" style:font-weight-complex="normal"/>
    </style:style>
    <style:style style:name="T169" style:family="text">
      <style:text-properties officeooo:rsid="0067d987"/>
    </style:style>
    <style:style style:name="T170" style:family="text">
      <style:text-properties officeooo:rsid="006e3e76"/>
    </style:style>
    <style:style style:name="T171" style:family="text">
      <style:text-properties officeooo:rsid="006e8b86"/>
    </style:style>
    <style:style style:name="T172" style:family="text">
      <style:text-properties officeooo:rsid="006fbe6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text:span text:style-name="T1"><text:tab/>Robert </text:span>David <text:span text:style-name="T1">Borges</text:span></text:p>
      <text:p text:style-name="P6"><text:tab/>Tel.<text:tab/>(mobile)<text:tab/>+46 (0)73 370 13 59</text:p>
      <text:p text:style-name="P6"><text:tab/><text:tab/>(mobile)<text:tab/>+48 789 212 119</text:p>
      <text:p text:style-name="P6"><text:tab/>Post:<text:tab/><text:span text:style-name="T134">Torshavnsgatan 5, LGH 1102</text:span></text:p>
      <text:p text:style-name="P6"><text:tab/><text:tab/>SE-7<text:span text:style-name="T134">52 63</text:span> Uppsala</text:p>
      <text:p text:style-name="P6"><text:tab/><text:tab/>Sweden </text:p>
      <text:p text:style-name="P16"><text:span text:style-name="T75"><text:tab/></text:span><text:a xlink:type="simple" xlink:href="mailto:robert.d.borges@gmail.com" text:style-name="Internet_20_link" text:visited-style-name="Visited_20_Internet_20_Link"><text:span text:style-name="T7">email:<text:tab/></text:span></text:a><text:span text:style-name="T8">robert.d.borges@gmail.com</text:span></text:p>
      <text:p text:style-name="P7"><text:tab/>website:<text:tab/>www.robertborges.net</text:p>
      <text:p text:style-name="P5"/>
      <text:p text:style-name="P8">Research Interests</text:p>
      <text:p text:style-name="P141"><text:span text:style-name="T146">Language Documentation, </text:span>Multilingualism, Language Endangerment and Revitalization, Language description and Linguistic Typology, Data Collection and Handling, Language Technology, Linguistic Anthropology</text:p>
      <text:p text:style-name="P11"/>
      <text:p text:style-name="P12">Education</text:p>
      <text:p text:style-name="P140">PhD – Linguistics<text:tab/>Radboud University Nijmegen (The Netherlands)</text:p>
      <text:p text:style-name="P78"><text:tab/>Dissertation: <text:span text:style-name="T9">The Life of Language: Dynamics of Language Contact in Suriname. </text:span><text:span text:style-name="T31">Utrecht: LOT Publications.</text:span></text:p>
      <text:p text:style-name="P9"><text:tab/>http://www.lotpublications.nl/Documents/348_fulltext.pdf</text:p>
      <text:p text:style-name="P10"><text:tab/>Defense Date: 2014•01•31</text:p>
      <text:p text:style-name="P153">MA – Linguistics<text:tab/>Leiden University (The Netherlands)</text:p>
      <text:p text:style-name="P14"><text:tab/>Thesis: <text:span text:style-name="T9">Prosodic features of Soninke of Gambia</text:span></text:p>
      <text:p text:style-name="P14"><text:span text:style-name="T9"><text:tab/></text:span><text:span text:style-name="T31">Graduation: 2009•01</text:span></text:p>
      <text:p text:style-name="P154">BA – Anthropology and African &amp; African American Studies (Double Major)</text:p>
      <text:p text:style-name="P15"><text:tab/>Rhode Island College (USA)</text:p>
      <text:p text:style-name="P15"><text:tab/>Graduation: 2006</text:p>
      <text:p text:style-name="P15"/>
      <text:p text:style-name="P159"><text:span text:style-name="T143">Emplo</text:span><text:span text:style-name="T144">y</text:span><text:span text:style-name="T143">ment</text:span></text:p>
      <text:p text:style-name="P148">2021–2023<text:tab/>Researcher [adiunkt]</text:p>
      <text:p text:style-name="P144"><text:tab/>Institute of Slavic Studies, Polish Academy of Sciences (Poland) </text:p>
      <text:p text:style-name="P149">2020–<text:span text:style-name="T147">2021</text:span><text:tab/>Teaching Adjunct <text:span text:style-name="T148">&amp; project assistant</text:span></text:p>
      <text:p text:style-name="P142"><text:tab/>Department of Linguistics and Philology. Uppsala University (Sweden)</text:p>
      <text:p text:style-name="P158">2020–<text:span text:style-name="T142">2021</text:span><text:tab/>Research Associate</text:p>
      <text:p text:style-name="P143"><text:tab/>Department of English and American Studies, Fr<text:span text:style-name="T139">i</text:span>edrich-Schiller University (Germany)</text:p>
      <text:p text:style-name="P157">2019–<text:span text:style-name="T130">2020</text:span><text:tab/>Project Assistant <text:span text:style-name="T129">(20%)</text:span></text:p>
      <text:p text:style-name="P152"><text:tab/><text:span text:style-name="T128">Department of Linguistics and Philology, Uppsala University (Sweden)</text:span></text:p>
      <text:p text:style-name="P155">2017–2019<text:tab/>Postdoctoral Researcher</text:p>
      <text:p text:style-name="P151"><text:tab/>The Hugo Valentin Centtre, Uppsala University (Sweden)</text:p>
      <text:p text:style-name="P155">2016–2017<text:tab/>Assistant Professor [adiunkt naukowy]</text:p>
      <text:p text:style-name="P15"><text:tab/>Wydzał „Artes Liberales”, University of Warsaw (Poland)</text:p>
      <text:p text:style-name="P156"/>
      <text:p text:style-name="P156"><text:soft-page-break/>2015<text:tab/>Temporary Lecturer</text:p>
      <text:p text:style-name="P73"><text:tab/>Department of Aesthetics and Communication, Aarhus University (Denmark)</text:p>
      <text:p text:style-name="P111">2015<text:tab/>Research Assistant</text:p>
      <text:p text:style-name="P74"><text:tab/>Max Planck Institute for the Science of Human History (Germany)</text:p>
      <text:p text:style-name="P139">2014<text:tab/>Research Assistant</text:p>
      <text:p text:style-name="P74"><text:tab/>Department of Aesthetics and Communication, Aarhus University (Denmark)</text:p>
      <text:p text:style-name="P111">2009–2014<text:tab/>Promovendus (PhD Student)</text:p>
      <text:p text:style-name="P75"><text:tab/>Department of Linguistics, Radboud University Nijmegen (The Netherlands)</text:p>
      <text:p text:style-name="P55"/>
      <text:p text:style-name="P54">Complete List of Publications</text:p>
      <text:p text:style-name="P53"><text:span text:style-name="T107">B</text:span><text:span text:style-name="T108">orges</text:span><text:span text:style-name="T109">, Robert and Margot van den Berg (to appear [2022], accepted) Language variation in parliamentary speech in Suriname. In </text:span><text:span text:style-name="T54">Minna Korhonen, Haidee Kotze, Jukka Tyrkkö </text:span><text:span text:style-name="T58">(eds) </text:span><text:span text:style-name="T28">Exploring Language and Society with Big Data.</text:span><text:span text:style-name="T39"> Amsterdam: John Benjamins.</text:span></text:p>
      <text:p text:style-name="P23"><text:span text:style-name="T102">Borges</text:span><text:span text:style-name="T86">, Robert. </text:span><text:span text:style-name="T87">2022. </text:span><text:span text:style-name="T86">Sourcing Data from Wikipedia for the Study of Language Contact: the csb wiki. Submitted to </text:span><text:span text:style-name="T112">Academic Journal of Modern Philology</text:span><text:span text:style-name="T86"> </text:span><text:span text:style-name="T91">(18)</text:span><text:span text:style-name="T92"> </text:span><text:span text:style-name="T91">7–22</text:span><text:span text:style-name="T86">.</text:span></text:p>
      <text:p text:style-name="P25"><text:span text:style-name="T45">Borges, </text:span><text:span text:style-name="T55">Robert and Tymoteusz Król. </text:span><text:span text:style-name="T57">2019</text:span><text:span text:style-name="T55">. The relationship between literature and language revitalization: “RewiTEATRaliza</text:span><text:span text:style-name="T56">cja</text:span><text:span text:style-name="T55">” in Wilamowice. </text:span><text:span text:style-name="T27">Multiethnica </text:span><text:span text:style-name="T38">39: 25–37</text:span><text:span text:style-name="T27">.</text:span></text:p>
      <text:p text:style-name="P27"><text:span text:style-name="T47">Borges</text:span><text:span text:style-name="T120">, Robert.</text:span><text:span text:style-name="T119"> 2019. Rapid Automatized Picture Naming as a Proficiency Assessment for Endangered Language Co</text:span><text:span text:style-name="T121">n</text:span><text:span text:style-name="T119">texts: Results from Wilamowice.</text:span><text:span text:style-name="T120"> </text:span><text:span text:style-name="T25">Journal of Communication and Cultural Trends </text:span><text:span text:style-name="T36">1(1):1–25</text:span><text:span text:style-name="T25">.</text:span></text:p>
      <text:p text:style-name="P28">Olko, Justyna, <text:span text:style-name="T54">Robert</text:span> <text:span text:style-name="T44">Borges</text:span>, and John Sullivan. 2018. Convergence as the Driving Force of Typological Change in Nahuatl. <text:span text:style-name="T9">STUF - Language Typology and Universals</text:span> 71(3): 467–507.</text:p>
      <text:p text:style-name="P29"><text:span text:style-name="T45">Borges</text:span><text:span text:style-name="T43">, Robert.</text:span> 2017. The Maroon Creoles of the Guianas: Expansion, Contact, and Hybridization. <text:span text:style-name="T31">In</text:span> <text:span text:style-name="T9">Boundaries and Bridges: Language Contact in Multilingual Ecologies</text:span>. Kofi Yakpo and Pieter Muysken, eds. Pp. 87–128. Berlin: De Gruyter Mouton.</text:p>
      <text:p text:style-name="P30"><text:span text:style-name="T44">Borges</text:span>, Robert. 2017. The People and Languages of Suriname. <text:span text:style-name="T31">In</text:span> <text:span text:style-name="T9">Boundaries and Bridges: Language Contact in Multilingual Ecologies.</text:span> Kofi Yakpo and Pieter C. Muysken, eds. Pp. 21–54. Berlin, Boston: De Gruyter.</text:p>
      <text:p text:style-name="P31"><text:span text:style-name="T44">Borges</text:span>, Robert, Pieter Muysken, Sophie Villerius, and Kofi Yakpo. 2017. The Tense-Mood-Aspect Systems of the Languages of Suriname. <text:span text:style-name="T31">In</text:span> <text:span text:style-name="T9">Boundaries and Bridges: Language Contact in Multilingual Ecologies</text:span>. Kofi Yakpo and Pieter C. Muysken, eds. Pp. 311–362. Berlin, Boston: De Gruyter.</text:p>
      <text:p text:style-name="P29"><text:span text:style-name="T45">Borges</text:span><text:span text:style-name="T43">, Robert.</text:span> 2016.<text:tab/>Ritual Language Formation and African Retentions in Suriname. <text:span text:style-name="T9">OSO Tijdschrift Voor Surinamistiek</text:span> 35(1): 225–245.</text:p>
      <text:p text:style-name="P31"><text:span text:style-name="T44">Borges</text:span>, Robert. 2016. Language Shift among the Coppename Kwinti: The Role of Social Factors and Adstrate Languages. <text:span text:style-name="T31">In</text:span> <text:span text:style-name="T9">Integral Strategies for Language Revitalization</text:span>. Justyna Olko, Tomasz Wicherkiewicz, and Robert Borges, eds. Pp. 483–522. Warsaw: Warsaw University Press.</text:p>
      <text:p text:style-name="P31"><text:soft-page-break/>Olko, Justyna, Tomasz Wicherkiewicz, and <text:span text:style-name="T44">Robert Borges</text:span> (eds). 2016. <text:span text:style-name="T9">Integral Strategies for Language Revitalization</text:span>. Warsaw: University of Warsaw.</text:p>
      <text:p text:style-name="P48"><text:span text:style-name="T44">Borges</text:span>, Robert. 2015. Amerindian-Maroon Interactions in Suriname and the Linguistic Consequences. <text:span text:style-name="T31">In</text:span> <text:span text:style-name="T9">Languages in Contact</text:span>. Piotr Chruszczewski, John R. Rickford, and Richard Lanigan, eds. Pp. 99–115. Wrocław: Prace Komisji Nauk Filologicznych Oddziału PAN we Wrocławiu [Philological Sciences Commission of the Polish Academy of Science in Wroclaw Press].</text:p>
      <text:p text:style-name="P29">Yakpo, Kofi, Margot van den Berg, and <text:span text:style-name="T44">Robert Borges</text:span>. 2015.On the Linguistic Consequences of Language Contact in Suriname: The Case of Convergence. <text:span text:style-name="T31">In</text:span> <text:span text:style-name="T9">In and out of Suriname: Language, Mobility and Identity</text:span>. Eithne Carlin, Isabelle Léglise, Bettina Migge, and Paul Tjon Sie Fat, eds. Pp. 164–195. Leiden: Brill.</text:p>
      <text:p text:style-name="P49">Muysken, Pieter C., Norval Smith, and <text:span text:style-name="T44">Robert Borges</text:span> <text:span text:style-name="T43">(</text:span>eds<text:span text:style-name="T43">)</text:span>. 2015. <text:span text:style-name="T9">Surviving the Middle Passage, The West Africa-Surinam Sprachbund</text:span>. Berlin: De Gruyter Mouton. </text:p>
      <text:p text:style-name="P29"><text:span text:style-name="T45">Borges</text:span><text:span text:style-name="T43">, Robert.</text:span> 2014. The Role of Extralinguistic Factors in Linguistic Variation and Contact Induced Language Change among Suriname’s Coppename Kwinti and Ndyuka <text:span text:style-name="T9">Maroons. Acta Linguistica Hafniesia</text:span> 45(2): 1–19.</text:p>
      <text:p text:style-name="P29"><text:span text:style-name="T45">Borges</text:span><text:span text:style-name="T43">, Robert.</text:span> 2014. Particle Verbs in the Surinamese Creoles. <text:span text:style-name="T9">Journal of Germanic Linguistics</text:span> 26(3): 223–247.</text:p>
      <text:p text:style-name="P32"><text:span text:style-name="T44">Borges</text:span>, Robert. 2013. <text:span text:style-name="T9">The Life of Language: Dynamics of Language Contact in Suriname.</text:span> Utrecht: LOT Publications.</text:p>
      <text:p text:style-name="P45"><text:span text:style-name="T44">Borges</text:span>, Robert. 2013. Linguistic Archaeology, Kinship Terms, and Language Contact in Suriname. <text:span text:style-name="T9">Anthropological Linguistics </text:span>55(1): 1–35.</text:p>
      <text:p text:style-name="P51"><text:tab/><text:span text:style-name="T145">Popular-science</text:span></text:p>
      <text:p text:style-name="P26">Borges, <text:span text:style-name="T37">Robert. 2022. “Meertalig</text:span><text:span text:style-name="T41">heid op het strand:</text:span><text:span text:style-name="T42"> Wat borden en posters zeggen over taalvitaliteit op Aruba</text:span><text:span text:style-name="T37">”. </text:span><text:span text:style-name="T42">Post on the Stemmen van Afrika website. https://stemmenvanafrika.nl/meertaligheid-op-het-strand-wat-borden-en-posters-zeggen-over-taalvitaliteit-op-aruba/</text:span></text:p>
      <text:p text:style-name="P26"><text:span text:style-name="T31">Borges</text:span><text:span text:style-name="T37">, Robert. 2022. “Impressions of Aruba’s linguistic landscape.” robertborges.net/blog/aruba-linguistic-landscape/</text:span></text:p>
      <text:p text:style-name="P52"><text:span text:style-name="T82"><text:tab/></text:span><text:span text:style-name="T106">Upcoming publications</text:span></text:p>
      <text:p text:style-name="P22"><text:span text:style-name="T101">Borges</text:span><text:span text:style-name="T93">, Robert. [</text:span><text:span text:style-name="T99">under review</text:span><text:span text:style-name="T93">] MOREDAT: A Modular Remote Data-collection Toolkit for Linguistics </text:span><text:span text:style-name="T94">Research </text:span><text:span text:style-name="T93">+. </text:span><text:span text:style-name="T98">Submi</text:span><text:span text:style-name="T100">tted to</text:span><text:span text:style-name="T93"> </text:span><text:span text:style-name="T110">Language Documentation and Conservation </text:span><text:span text:style-name="T96">10 October 2022</text:span><text:span text:style-name="T110">.</text:span></text:p>
      <text:p text:style-name="P22"><text:span text:style-name="T93">Skirgård, H., Haynie, H. J., Blasi, D. E., Hammarström, H., Collins, J., Latarche, J. J., Lesage, J., Weber, T., Witzlack-Makarevich, A., Passmore, S., Chira, A., Maurits, L., Dinnage, R., Dunn, M., Reesink, G., Singer, R., Bowern, C., Epps, P. 23 , Hill, J., Vesakoski, O., Robbeets, M., Abbas, N. K., Auer, D., Bakker, N. A., Barbos, G., </text:span><text:span text:style-name="T101">Borges, R. D.</text:span><text:span text:style-name="T93">, Danielsen, S., Dorenbusch, L., Dorn, E., Elliott, J., Falcone, G., Fischer, J., Ghanggo Ate, Y., Gibson, H., Göbel, H.-P., Goodall, J. A., Gruner, V., Harvey, A., Hayes, R., Heer, L., Herrera Miranda, R. E., Hübler, N., Huntington-Rainey, B. H., Ivani, J. K., Johns, M., Just, E., Kashima, E., Kipf, C., Klingenberg, J. V., König, N., Koti, A., Kowalik, R. G. A., Krasnoukhova, O., Lindvall, N. L., Lorenzen, M., </text:span><text:soft-page-break/><text:span text:style-name="T93">Lutzenberger, H., Martins, T. R., Mata German, C., van der Meer, S., Montoya Samamé, J., Müller, M., Muradoglu, S., Neely, K., Nickel, J., Norvik, M., Oluoch, C. A., Peacock, J., Pearey, I. O., Peck, N., Petit, S., Pieper, S., Poblete, M., Prestipino, D., Raabe, L., Raja, A., Reimringer, J., Rey, S. C., Rizaew, J., Ruppert, E., Salmon, K. K., Sammet, J., Schembri, R., Schlabbach, L., Schmidt, F. W., Skilton, A., Smith, W. D., de Sousa, H., Sverredal, K., Valle, D., Vera, J., Voß, J., Witte, T., Wu, H., Yam, S., Ye 葉婧婷, J., Yong, M., Yuditha, T., Zariquiey, R., Forkel, R., Evans, N., Levinson, S. C., Haspelmath, M., Greenhill, S. J., Atkinson, Q. D., Gray, R. D.</text:span><text:span text:style-name="T110"> </text:span><text:span text:style-name="T95">[under review] Grambank reveals the importance of historical constraints on linguistic diversity and highlights the impact of language loss. </text:span><text:span text:style-name="T96">Resubmitted to </text:span><text:span text:style-name="T111">Science</text:span><text:span text:style-name="T96"> after revision in November 2022. <text:s/></text:span><text:span text:style-name="T97">Preprint here: https://osf.io/preprints/socarxiv/grh45/</text:span></text:p>
      <text:p text:style-name="P21"><text:span text:style-name="T115">Borges</text:span><text:span text:style-name="T113">, Robert. [</text:span><text:span text:style-name="T114">article </text:span><text:span text:style-name="T113">in prep] </text:span><text:span text:style-name="T114">Case and Gender in New Speaker Varieties of the Wymysorys Language: from idiosyncratic variation to language change. Submission envisioned for spring 2023.</text:span></text:p>
      <text:p text:style-name="P19"><text:span text:style-name="T44">Borges</text:span>, Robert &amp; Maciej Bandur. [<text:span text:style-name="T170">article </text:span>in prep.] Assessing Linguistic Entrenchment: When do “Learner Errors” become Language Change? (working title) <text:span text:style-name="T170">Submission envisioned for spring 2023.</text:span></text:p>
      <text:p text:style-name="P20">Bandur, Maciej &amp; Robert <text:span text:style-name="T44">Borges</text:span><text:span text:style-name="T54">. [article in prep] Rections in New Speaker Varieties of Kashubian. Submission envisioned for spring 2023.</text:span></text:p>
      <text:p text:style-name="P20"><text:span text:style-name="T54">Olko, Justyna, John Sullivan &amp; Robert </text:span><text:span text:style-name="T44">Borges</text:span><text:span text:style-name="T54">. [monograph in prep] </text:span><text:span text:style-name="T26">Five centuries of contact-induced language change: Nahuatl and its speakers in a multidisciplinary perspective. </text:span><text:span text:style-name="T54">Under contract with Cambridge University Press.</text:span></text:p>
      <text:p text:style-name="P18"/>
      <text:p text:style-name="P24">Talks and Lectures</text:p>
      <text:p text:style-name="P160"><text:span text:style-name="T158">B</text:span><text:span text:style-name="T159">orges, Robert</text:span><text:span text:style-name="T164">. 2023-03. (abstract accepted). “Entrenchment and Conventionalization in Language Contact Scenarios”. Paper (to be) given at MuLAcq2023 </text:span><text:span text:style-name="T166">International Conference on Multilingualism and Language Acquisition</text:span><text:span text:style-name="T160">, University of Helsinki, </text:span><text:span text:style-name="T164">Finland</text:span></text:p>
      <text:p text:style-name="P161"><text:span text:style-name="T159">B</text:span><text:span text:style-name="T157">orges, Robert</text:span><text:span text:style-name="T160">. 2023-01. “Revisiting remote fieldwork: challenges and opportunities”. Paper given at the </text:span><text:span text:style-name="T166">Fieldwork in Anthropology and Linguistics (FAL) Workshop: Revisiting Research Practice. Uppsala University, Sweden.</text:span></text:p>
      <text:p text:style-name="P17"><text:span text:style-name="T161">G</text:span><text:span text:style-name="T160">ast, Volker &amp; Robert </text:span><text:span text:style-name="T157">Borges</text:span><text:span text:style-name="T160">. 2022-09. “A triangular translation corpus, and a case study of nominal compounds in English and German” Paper given at </text:span><text:span text:style-name="T166">Translation in Transition 6 </text:span><text:span text:style-name="T168">conference</text:span><text:span text:style-name="T160">, Charles University, Prague, Czech Republic.</text:span></text:p>
      <text:p text:style-name="P44"><text:span text:style-name="T158">Borges, Robert</text:span><text:span text:style-name="T161">. </text:span><text:span text:style-name="T162">2022-0</text:span><text:span text:style-name="T163">5</text:span><text:span text:style-name="T162">. </text:span><text:span text:style-name="T161">"</text:span><text:span text:style-name="T165">Sourcing Data from Wikipedia for the Study of Language Contact: the csbwiki”. Paper given at the </text:span><text:span text:style-name="T167">Beyond Language 2022 </text:span><text:span text:style-name="T165">International Conference (Online) Universities of Wrocław, Poznań, Kraków, Rome, and Bucharest.</text:span></text:p>
      <text:p text:style-name="P40"><text:span text:style-name="T48">Borges, Robert</text:span><text:span text:style-name="T61">. </text:span><text:span text:style-name="T63">2022-03. </text:span><text:span text:style-name="T61">"MoReDaT: A Modular Remote Data-collection Toolkit for Linguistics Research". </text:span><text:span text:style-name="T62">Paper given at the </text:span><text:span text:style-name="T29">Digital Humanities in the Nordic and Baltic Countries </text:span><text:span text:style-name="T40">conference</text:span><text:span text:style-name="T62">, Uppsala, Sweden.</text:span></text:p>
      <text:p text:style-name="P41"><text:span text:style-name="T46">Borges, Robert</text:span><text:span text:style-name="T59">. 2021-06. New Speakers of Minority Languages: emergent grammar and linguistic entrenchment as a catalyst for language change. Paper given at the Institute of Sla</text:span><text:span text:style-name="T60">v</text:span><text:span text:style-name="T59">ic Studies lecture series in Linguistics. Warsaw, Poland.</text:span></text:p>
      <text:p text:style-name="P41"><text:span text:style-name="T46">Borges, Robert</text:span><text:span text:style-name="T59">. 2021-04. All About Fieldwork. Paper given at the Uppsala Språkvetarsällskap. Uppsala University, </text:span><text:span text:style-name="T60">Sweden</text:span><text:span text:style-name="T59">.</text:span></text:p>
      <text:p text:style-name="P41"><text:soft-page-break/><text:span text:style-name="T46">Borges, Robert </text:span><text:span text:style-name="T59">and Volker Gast. 2021-02. Europarl: A Multimodal Corpus of Parliamentary Speech. Paper given at the</text:span><text:span text:style-name="T30"> Department of English and American Studies regular lecture series</text:span><text:span text:style-name="T59">. Friedrich Schiller University Jena, </text:span><text:span text:style-name="T60">Germany</text:span><text:span text:style-name="T59">.</text:span><text:span text:style-name="T46"> </text:span></text:p>
      <text:p text:style-name="P41"><text:span text:style-name="T46">Borges</text:span><text:span text:style-name="T118">, Robert. 2019. </text:span><text:bookmark-start text:name="__DdeLink__1126_1196513484"/><text:span text:style-name="T118">Documenting Language Change: New Speakers, “Language Activism” and Multilingual Practice in Wymysoü and Kaszëbë.</text:span><text:bookmark-end text:name="__DdeLink__1126_1196513484"/><text:span text:style-name="T118">Paper given at the Uppsala Language Documentation Group’s </text:span><text:span text:style-name="T19">Workshop on language documentation: multilingual settings and technological advances,</text:span><text:span text:style-name="T118"> Uppsala University, </text:span><text:span text:style-name="T156">Sweden</text:span><text:span text:style-name="T118">.</text:span></text:p>
      <text:p text:style-name="P33"><text:span text:style-name="T46">Borges</text:span><text:span text:style-name="T118">, Robert and Margot van den Berg. 2019. </text:span><text:bookmark-start text:name="__DdeLink__1124_1196513484"/><text:span text:style-name="T118">Automating Corpus Construction for Documentation of Regional Varieties and Multilingual Praxis: Surinamese Dutch in the Parliament. </text:span><text:bookmark-end text:name="__DdeLink__1124_1196513484"/><text:span text:style-name="T118">Paper given at the </text:span><text:bookmark-start text:name="__DdeLink__1121_1196513484"/><text:span text:style-name="T118">Uppsala Language Documentation Group’s </text:span><text:span text:style-name="T19">Workshop on language documentation: multilingual settings and technological advances,</text:span><text:span text:style-name="T118"> Uppsala University, </text:span><text:span text:style-name="T156">Sweden</text:span><text:span text:style-name="T118">.</text:span><text:bookmark-end text:name="__DdeLink__1121_1196513484"/></text:p>
      <text:p text:style-name="P42"><text:span text:style-name="T46">Borges</text:span><text:span text:style-name="T118">, Robert. 2019.</text:span><text:span text:style-name="T123">Fieldwork in Kaszëbë: documenting developments in Kashubian via young speakers. </text:span><text:span text:style-name="T124">Paper given at the Uppsala Language Documentation Group’s </text:span><text:span text:style-name="T126">working papers in langauge documentation</text:span><text:span text:style-name="T124"> lecture series, Uppsala University, </text:span><text:span text:style-name="T125">Sweden</text:span><text:span text:style-name="T124">.</text:span></text:p>
      <text:p text:style-name="P43"><text:span text:style-name="T44">Borges</text:span>, <text:span text:style-name="T122">Robert</text:span> <text:span text:style-name="T122">and Margot van den </text:span>Berg. <text:span text:style-name="T122">2019. Language contact and language choice in parliamentary speech in Suriname. Paper given at</text:span> S<text:span text:style-name="T18">ociety for </text:span><text:span text:style-name="T9">P</text:span><text:span text:style-name="T18">idgin and </text:span><text:span text:style-name="T9">C</text:span><text:span text:style-name="T18">reole </text:span><text:span text:style-name="T9">L</text:span><text:span text:style-name="T18">inguistics’</text:span><text:span text:style-name="T122"> summer meeting, University of Lisbon, </text:span><text:span text:style-name="T156">Portugal</text:span><text:span text:style-name="T122">.</text:span></text:p>
      <text:p text:style-name="P34"><text:span text:style-name="T44">Borges</text:span>, Robert. 2019. Automated Spoken-Language Corpus Building: Code Mixing in De Nationale Assemblée. <text:span text:style-name="T23">Working Group for Empirical Linguistics regular lecture series,</text:span> Uppsala University, Department of Lin<text:span text:style-name="T117">g</text:span>uistics and Philology, <text:span text:style-name="T156">Sweden</text:span>.</text:p>
      <text:p text:style-name="P35"><text:span text:style-name="T44">Borges</text:span>, Robert. 2018. From Attitudes to Proficiency and Use: Identity and Language Practices among New Speakers of Wymysorys. <text:span text:style-name="T12">Combating language endangerment and death, special lecture series</text:span><text:span text:style-name="T51">,</text:span> Uppsala University, Hugo Valentin Centre, <text:span text:style-name="T156">Sweden</text:span>.</text:p>
      <text:p text:style-name="P35"><text:span text:style-name="T44">Borges</text:span>, Robert 2018. Language Contact, Proficiency, or “Normal” Language Change: Case and Gender in New Speaker Varieties of Wymysorys. <text:span text:style-name="T12">Language contact workshop</text:span>. Uppsala University, Department of Lin<text:span text:style-name="T117">g</text:span>uistics and Philology, <text:span text:style-name="T156">Sweden</text:span>.</text:p>
      <text:p text:style-name="P35"><text:span text:style-name="T44">Borges</text:span>, Robert. 2018. Language Acquisition or Change...or Both?: Gender and Case in New Speaker Varieties of Wymsorys. <text:span text:style-name="T12">Special Guest Lecture</text:span> Polish Academy of Science, Institute of Slavic Studies [Warsaw], <text:span text:style-name="T156">Poland</text:span>.</text:p>
      <text:p text:style-name="P35"><text:span text:style-name="T44">Borges</text:span>, Robert. 2018.<text:tab/>Rapid Automatized Picture Naming as a Proficiency Assessment for Endangered Language Contexts: Results from Wilamowi<text:span text:style-name="T31">ce.</text:span><text:span text:style-name="T9"> </text:span><text:span text:style-name="T12">Working group in Empirical Linguistics regular lecture series</text:span><text:span text:style-name="T51">,</text:span> Uppsala University, Department of Linuistics and Philology, <text:span text:style-name="T156">Sweden</text:span>.</text:p>
      <text:p text:style-name="P35"><text:span text:style-name="T44">Borges</text:span>, Robert. 2018. Rapid Automatized Picture Naming as a Proficiency Assessment for Endangered Language Contexts: Results from Wilamowice. <text:span text:style-name="T12">Advanced Seminar Series</text:span><text:span text:style-name="T51">,</text:span> Uppsala University, Hugo Valentin Centre, <text:span text:style-name="T156">Sweden</text:span>.</text:p>
      <text:p text:style-name="P35"><text:span text:style-name="T44">Borges</text:span>, Robert. 2017. The New Speakers of Wymysorys: The Reconstitution of the Local Language and Sociolinguistic Identity in Wilamowice. <text:span text:style-name="T23">Advanced Lecture Series</text:span><text:span text:style-name="T34">,</text:span> Uppsala University, Hugo Valentin Centre, <text:span text:style-name="T156">Sweden</text:span>.</text:p>
      <text:p text:style-name="P35"><text:span text:style-name="T44">Borges</text:span>, Robert. 2017. New Speakers and Methodological Approaches to Measuring the Success of Revitalization in Wilamowice. <text:span text:style-name="T12">Engaged Humanities in Europe Conference</text:span><text:span text:style-name="T51">,</text:span> University of Warsaw, Faculty <text:span text:style-name="T51">„</text:span>Artes Liberales”, <text:span text:style-name="T156">Poland.</text:span></text:p>
      <text:p text:style-name="P35"><text:soft-page-break/><text:span text:style-name="T44">Borges</text:span>, Robert. 2017. Methodological Approaches to the Study of Five Centuries of Language Change in Nahuatl. <text:span text:style-name="T12">Europe and the Americas: Multiple faces of Contact</text:span>. University of Warsaw, Faculty <text:span text:style-name="T51">„</text:span>Artes Liberales”, <text:span text:style-name="T156">Poland</text:span></text:p>
      <text:p text:style-name="P46"><text:span text:style-name="T44">Borges</text:span>, Robert, and Justyna Olko. 2017. Locus of Marking in Nahuatl and Spanish: Contact-Induced Morphological Change. <text:span text:style-name="T24">Chicago Linguistics Society annual conference</text:span><text:span text:style-name="T35">,</text:span> University of Chicago, Department of Linguistics, <text:span text:style-name="T156">USA</text:span>.</text:p>
      <text:p text:style-name="P36"><text:span text:style-name="T44">Borges</text:span>, Robert, and Justyna Olko. 2017. Head and Dependent Marking in Nahuatl: The Influence of Spanish on the Morphysyntactic Profile of Nahuatl. <text:span text:style-name="T13">Northeastern Nahuatl Studies Group annual meeting</text:span><text:span text:style-name="T52">,</text:span> Yale University, <text:span text:style-name="T156">USA</text:span>.</text:p>
      <text:p text:style-name="P36">Chromik, Bartłomiej, Robert <text:span text:style-name="T44">Borges</text:span>, Justyna Olko, and Tymoteusz Król. 2017. Field School in Wilamowice: Seeking a Model of Collaboration between Academia, Minority Cultures and Local Communities in Support of the Revitalization of Endangered Languages. <text:span text:style-name="T9">Minor Cultures in Dialogue: Resisting Homogenization through Exchanging Experiences and Collaboration</text:span>, University of Silesia in Katowice, Centre for the Study of Minor Cultures, <text:span text:style-name="T156">Poland</text:span>.</text:p>
      <text:p text:style-name="P37"><text:span text:style-name="T44">Borges</text:span>, Robert. 2016. [Plenary] Beyond Words: Structural and Distributional Effects of Language Contact. <text:span text:style-name="T11">Languages in Contact Conference</text:span><text:span text:style-name="T50">,</text:span> Higher School of Philology in Wrocław, Poland.</text:p>
      <text:p text:style-name="P37"><text:span text:style-name="T44">Borges</text:span>, Robert. 2016. Cultural Contact and Fieldworker Considerations: Anecdotes from Fieldwork in Suriname. <text:span text:style-name="T50">Fieldschool plenaries,</text:span> Wilamowice, Poland [organized by University of Warsaw, Faculty of <text:span text:style-name="T50">„</text:span>Artes Liberales”, <text:span text:style-name="T156">Poland</text:span>].</text:p>
      <text:p text:style-name="P37"><text:span text:style-name="T44">Borges</text:span>, Robert. 2016. Maroon Multilingualism in the Guianas: Formation of Social and Geographic Language Spaces. <text:span text:style-name="T12">Language documentation and linguistic diversity p</text:span><text:span text:style-name="T22">re-conference workshop on small-scale multilingualism</text:span> . School of Oriental and African Studies [London], <text:span text:style-name="T156">UK</text:span>.</text:p>
      <text:p text:style-name="P47">Olko, Justyna, and Robert <text:span text:style-name="T44">Borges</text:span>. 2016. Structural Convergence and Typological Change in Nahuatl. <text:span text:style-name="T14">Poznań Linguistics Meeting</text:span><text:span text:style-name="T53">,</text:span> Adam Mickiewicz University Poznań, Department of Linguistics, <text:span text:style-name="T156">Poland</text:span>.</text:p>
      <text:p text:style-name="P38">Olko, Justyna, and Robert <text:span text:style-name="T44">Borges</text:span>. 2016. Typological Change in Nahuatl. <text:span text:style-name="T14">Europe and the Americas in Contact conference</text:span><text:span text:style-name="T53">,</text:span> University of Warsaw, Faculty <text:span text:style-name="T53">„</text:span>Artes Liberales”, <text:span text:style-name="T156">Poland.</text:span></text:p>
      <text:p text:style-name="P35"><text:span text:style-name="T44">Borges</text:span>, Robert. 2015. Songhay Languages: A Post-Creole Language Family? <text:span text:style-name="T22">Creolistics X</text:span><text:span text:style-name="T33">,</text:span> Aarhus University, Department of Aesthetics and Communication, <text:span text:style-name="T156">Denmark</text:span>.</text:p>
      <text:p text:style-name="P35"><text:span text:style-name="T44">Borges</text:span>, Robert. 2015. Songhay Languages: A Post-Creole Language Family or a Genetic Explanation? <text:span text:style-name="T50">Guest lecture at</text:span> Max Planck Institute for Psycholinguistics, Nijmegen, Netherlands.</text:p>
      <text:p text:style-name="P35"><text:span text:style-name="T44">Borges</text:span>, Robert. 2015. The Problem of Songhay Classification as a (Post)Creole Revisited. <text:span text:style-name="T22">Society for Pidgin and Creole Linguistics Summer Conference</text:span><text:span text:style-name="T33">,</text:span> Graz University, <text:span text:style-name="T156">Austria</text:span>.</text:p>
      <text:p text:style-name="P35"><text:span text:style-name="T44">Borges</text:span>, Robert. 2014. Ritual Language Formation and African Retentions in Suriname: The Case of Kumanti. <text:span text:style-name="T22">Languages in Contact Conference</text:span> . Higher School of Philology in Wrocław, Poland.</text:p>
      <text:p text:style-name="P35"><text:soft-page-break/><text:span text:style-name="T44">Borges</text:span>, Robert. 2014. Kumanti in Contact: Creation of a Ritual Vernacular. <text:span text:style-name="T50">Guest lecture at</text:span> CNRS Paris, <text:span text:style-name="T156">France</text:span>.</text:p>
      <text:p text:style-name="P35"><text:span text:style-name="T44">Borges</text:span>, Robert. 2014. Amerindian-Maroon Interactions in Suriname and the Linguistic Consequences. <text:span text:style-name="T22">Język, Kultura, Komunikacja </text:span><text:span text:style-name="T33">[Language, culture, and communication],</text:span> Opole University of Technology, Poland.</text:p>
      <text:p text:style-name="P35"><text:span text:style-name="T44">Borges</text:span>, Robert. 2014. Creolization and Language Contact in Suriname. <text:span text:style-name="T50">Special guest lecture at</text:span> Higher School of Philology in Wrocław, Poland.</text:p>
      <text:p text:style-name="P35"><text:span text:style-name="T44">Borges</text:span>, Robert. 2013. Creoles and beyond: Agents and Directionality in the Surinamese Contact Setting. <text:span text:style-name="T22">Workshop on Creole Linguistics,</text:span> Raadboud University Nijmegen, Department of Linguistics, <text:span text:style-name="T156">Netherlands</text:span>.</text:p>
      <text:p text:style-name="P35"><text:span text:style-name="T44">Borges</text:span>, Robert. 2012. Recreolization of Coppename Kwinti: The Influence of Adstrate Languages on a Surinamese Maroon Creole. <text:span text:style-name="T11">Creolistics IX</text:span><text:span text:style-name="T33">,</text:span> Aarhus University, Department of Aesthetics and Communication, <text:span text:style-name="T156">Denmark</text:span>.</text:p>
      <text:p text:style-name="P35"><text:span text:style-name="T44">Borges</text:span>, Robert. 2012. The Dutch Influence on Suriname’s Creole Languages. <text:span text:style-name="T22">Conference on overseas Dutch</text:span><text:span text:style-name="T33">,</text:span> Free University of Brussels, <text:span text:style-name="T156">Belgium</text:span>.</text:p>
      <text:p text:style-name="P35"><text:span text:style-name="T44">Borges</text:span>, Robert. 2012. The Role of Extralinguistic Factors in Contact Induced Language Change among Suriname’s Maroons. <text:span text:style-name="T22">Workshop on Language Contact and Convergence in Suriname</text:span><text:span text:style-name="T33">,</text:span> Amsterdam, <text:span text:style-name="T156">Netherlands</text:span> [hosted by Radboud University Nijmegen, Departme<text:span text:style-name="T156">n</text:span>t of Linguistics].</text:p>
      <text:p text:style-name="P35"><text:span text:style-name="T44">Borges</text:span>, Robert. 2012. Kumanti: A Ritual / Spirit Language among Suriname’s Ndyuka Maroons. <text:span text:style-name="T22">Secret and Ritual Languages Workshop,</text:span> Koninklijke Nederlandse Akademie <text:span text:style-name="T117">v</text:span>an Wetenschappen [Dutch Royal Institude of Science] Amsterdam, <text:span text:style-name="T156">Netherlands</text:span>.</text:p>
      <text:p text:style-name="P35"><text:span text:style-name="T44">Borges</text:span>, Robert. 2011. Field Report: Data Collection in Suriname. <text:span text:style-name="T21">Language in Time and Space regular lecture series</text:span><text:span text:style-name="T32">,</text:span> Radboud University Nijmegen, Department of Linguistics, <text:span text:style-name="T156">Netherlands</text:span>.</text:p>
      <text:p text:style-name="P35"><text:span text:style-name="T44">Borges</text:span>, Robert. 2011. [Poster] Structural (Dis)Similarity and Recipient Language Agentivity in Suriname. <text:span text:style-name="T22">Rethinking contact induced change</text:span><text:span text:style-name="T33">,</text:span> Leiden University Centre for Linguistics, <text:span text:style-name="T156">Netherlands</text:span>.</text:p>
      <text:p text:style-name="P35"><text:span text:style-name="T44">Borges</text:span>, Robert. 2011. Ritual Language Formation and African Retentions in Suriname. <text:span text:style-name="T22">Society for Pidgin and Creole Linguistics Winter Conference</text:span><text:span text:style-name="T33">, </text:span>University of Ghana.</text:p>
      <text:p text:style-name="P35"><text:span text:style-name="T44">Borges</text:span>, Robert. 2010. Working with a Ritual Language: Kumanti. <text:span text:style-name="T21">Language in Time and Space regular lecture series</text:span><text:span text:style-name="T32">,</text:span> Raadboud University Nijmegen, Department of Linguistics, <text:span text:style-name="T156">Netherlands</text:span>.</text:p>
      <text:p text:style-name="P39"><text:span text:style-name="T44">Borges</text:span>, Robert, Kofi Yakpo, and Stanley Hannenberg. 2011<text:tab/>Fieldwork in Suriname. <text:span text:style-name="T13">Language in Time and Space regular lecture series</text:span><text:span text:style-name="T52">,</text:span> Radboud University Nijmegen, Department of Linguistics, <text:span text:style-name="T156">Netherlands</text:span>.</text:p>
      <text:p text:style-name="P35"><text:span text:style-name="T44">Borges</text:span>, Robert. 2010. Working with a Ritual Language: Kumanti. <text:span text:style-name="T21">Kréyòl: graduate student workshop on creole linguistics</text:span><text:span text:style-name="T32">,</text:span> Groesbeek, N<text:span text:style-name="T156">etherlands</text:span> [organized by Radboud University Nijmegen, Department of Linguistics.</text:p>
      <text:p text:style-name="P35"><text:span text:style-name="T44">Borges</text:span>, Robert. 2009. Kinship Semantics and Linguistic Archaeology: Digging for Traces of Contact in Suriname. <text:span text:style-name="T10">The Amazon Fringe workshop</text:span><text:span text:style-name="T32">,</text:span> Berg en Daal, N<text:span text:style-name="T156">etherlands</text:span> [organized by Radboud University Nijmegen, Department of Linguistics].</text:p>
      <text:p text:style-name="P35"><text:soft-page-break/><text:span text:style-name="T44">Borges</text:span>, Robert. 2009. Kinship Semantics and Linguistic Archaeology: Digging for Traces of Contact in Suriname. <text:span text:style-name="T21">Language in Time and Space regular lecture series</text:span><text:span text:style-name="T32">,</text:span> Radboud University Nijmegen, Department of Linguistics, <text:span text:style-name="T156">Netherlands</text:span>.</text:p>
      <text:p text:style-name="P50"><text:span text:style-name="T44">Borges</text:span>, Robert. 2008 The Songhay Problem: Contact or Misclassification? <text:span text:style-name="T17">Friday Lecture Series in Linguistics,</text:span> Leiden University Centre for Linguistics, <text:span text:style-name="T156">Netherlands</text:span><text:span text:style-name="T49">.</text:span></text:p>
      <text:p text:style-name="P13"/>
      <text:p text:style-name="P119">Teaching Experience</text:p>
      <text:p text:style-name="P76">Course<text:tab/>Semantics and Pragmatics (BA level)</text:p>
      <text:p text:style-name="P129"><text:span text:style-name="T142"><text:tab/></text:span>Department of Linguistics and Philology, Uppsala University</text:p>
      <text:p text:style-name="P125"><text:tab/><text:span text:style-name="T142">Spring 2021</text:span></text:p>
      <text:p text:style-name="P82">Course<text:tab/>RM1 State-of-the-art Methods in Sociolinguistics (MA and PhD level)</text:p>
      <text:p text:style-name="P60"><text:tab/>Landelijk Onderzoekschool Taalwetenschap (Dutch Graduate School in Linguistics), co-taught with Margot van den Berg</text:p>
      <text:p text:style-name="P60"><text:tab/>Winter 2021</text:p>
      <text:p text:style-name="P82">Course<text:tab/>Introduction to Linguistics (two sections at BA level)</text:p>
      <text:p text:style-name="P145"><text:span text:style-name="T135"><text:tab/></text:span>Department of English and American Studies, Fr<text:span text:style-name="T139">ie</text:span>drich-Schiller University</text:p>
      <text:p text:style-name="P146"><text:tab/>Autumn 2020</text:p>
      <text:p text:style-name="P82">Course<text:tab/>Functional Grammar II (BA level with 1 PhD student)</text:p>
      <text:p text:style-name="P128"><text:tab/>Department of Linguistics and Philology, Uppsala University</text:p>
      <text:p text:style-name="P123"><text:tab/><text:span text:style-name="T135">Autumn 2020</text:span></text:p>
      <text:p text:style-name="P147">Course (Planned)<text:span text:style-name="T150"><text:tab/></text:span><text:span text:style-name="T137">Linguistic fieldwork: Data collection and data handling (BA level, graduate students and community stakeholders)</text:span></text:p>
      <text:p text:style-name="P127"><text:span text:style-name="T151"><text:tab/></text:span>CNRS-IKER Basque Summer Tutorial on Language Documentation</text:p>
      <text:p text:style-name="P72"><text:span text:style-name="T152"><text:tab/></text:span><text:span text:style-name="T149">Summer 2020 </text:span><text:span text:style-name="T77">(</text:span><text:span text:style-name="T78">postponed </text:span><text:span text:style-name="T149">to Summer 2021</text:span><text:span text:style-name="T78"> </text:span><text:span text:style-name="T85">postponed </text:span><text:span text:style-name="T79">indefinitely </text:span><text:span text:style-name="T78">due to C</text:span><text:span text:style-name="T88">OVID-19</text:span><text:span text:style-name="T77">)</text:span></text:p>
      <text:p text:style-name="P83">Course<text:tab/>Language, Culture, and Thought (Språk, Kultur och Tanke)<text:span text:style-name="T135">, BA level</text:span></text:p>
      <text:p text:style-name="P60"><text:tab/><text:span text:style-name="T136">Department of Linguistics and Philology, Uppsala University</text:span></text:p>
      <text:p text:style-name="P123"><text:tab/>Spring <text:span text:style-name="T135">2020</text:span></text:p>
      <text:p text:style-name="P131">Course<text:tab/>Introduction to Corpus Linguistics (BA, MA level)</text:p>
      <text:p text:style-name="P145"><text:span text:style-name="T135"><text:tab/></text:span>Department of English and American Studies, Fr<text:span text:style-name="T139">i</text:span>edrich-Schiller University</text:p>
      <text:p text:style-name="P146"><text:tab/>Spring 2020</text:p>
      <text:p text:style-name="P150">Course<text:tab/>"English Grammar" – describing varieties of English in typological perspective (BA level)</text:p>
      <text:p text:style-name="P145"><text:span text:style-name="T135"><text:tab/></text:span>Department of English and American Studies, Fr<text:span text:style-name="T139">i</text:span>edrich-Schiller University</text:p>
      <text:p text:style-name="P146"><text:tab/>(Spring 2020)</text:p>
      <text:p text:style-name="P84">Course<text:tab/><text:span text:style-name="T9">Current Trends in Linguistics — Language Contact: Endangerment, Revitalization, and New Speakers</text:span> (BA and MA level)</text:p>
      <text:p text:style-name="P122"><text:tab/>Department of Linguistics and Philology, Uppsala University</text:p>
      <text:p text:style-name="P122"><text:tab/>Spring 2019</text:p>
      <text:p text:style-name="P86">Lecture<text:tab/><text:span text:style-name="T9">Structural Changes in Three Unrelated Cases: Maroon Creoles, Nahuatl, and Wymysorys</text:span></text:p>
      <text:p text:style-name="P56"><text:soft-page-break/><text:tab/>Course: Flerspråkighet och språkkontakt i svenskt och internaionellt perspektiv [Multilingualism and language contact in Swedish and international perspective] (BA level), Hugo Valentin Centre, Uppsala University, 2018, 2019</text:p>
      <text:p text:style-name="P86">Lecture<text:tab/><text:span text:style-name="T9">Language Revitalization: The case of Wymysorys</text:span></text:p>
      <text:p text:style-name="P56"><text:tab/>Course: Flerspråkighet och språkkontakt i svenskt och internaionellt perspektiv [Multilingualism and language contact in Swedish and international perspective] (BA level), Hugo Valentin Centre, Uppsala University, 2018, 2019</text:p>
      <text:p text:style-name="P85">Course<text:tab/><text:span text:style-name="T9">Current Trends in Linguistics — Language Contact: Endangerment, Revitalization, and New Speakers</text:span> (BA and MA level)</text:p>
      <text:p text:style-name="P124"><text:tab/>Department of Linguistics and Philology, Uppsala University</text:p>
      <text:p text:style-name="P124"><text:tab/>Spring 201<text:span text:style-name="T140">8</text:span></text:p>
      <text:p text:style-name="P86">Lecture<text:tab/><text:span text:style-name="T9">What is Sociolinguistics?</text:span></text:p>
      <text:p text:style-name="P56"><text:tab/>Course: Postgraduate Seminar (postgraduate seminar), Institute of Slavic Studies, Polish Academy of Science Warsaw, 2018</text:p>
      <text:p text:style-name="P86">Lecture<text:tab/><text:span text:style-name="T9">Fieldwork in Sociolinguistics</text:span></text:p>
      <text:p text:style-name="P56"><text:tab/>Course: Språket, individen och samhället [Language, individual and society] (BA level), Department of Linguistics and Philology, <text:span text:style-name="T65">Uppsala University, 2018</text:span></text:p>
      <text:p text:style-name="P86">Lecture<text:tab/><text:span text:style-name="T9">A Survey of the Coppename Kwinti; code-mixing, language variation, and/or language shift</text:span></text:p>
      <text:p text:style-name="P56"><text:tab/>Course: Toward a World of Cultural Abundance: Reaching Globally to Revitalize Endangered Languages (BA level), Wydział „Artes Liberales”, University of Warsaw, Spring 2016</text:p>
      <text:p text:style-name="P132">Course<text:tab/><text:span text:style-name="T9">Contact Linguistics</text:span> (postgraduate level)</text:p>
      <text:p text:style-name="P126"><text:tab/>Wydział „Artes Liberales”, University of Warsaw</text:p>
      <text:p text:style-name="P126"><text:tab/>S<text:span text:style-name="T141">ummer</text:span> 2015</text:p>
      <text:p text:style-name="P133">Course<text:tab/><text:span text:style-name="T9">Language, Culture, Society</text:span> (BA level)</text:p>
      <text:p text:style-name="P122"><text:tab/>Department of Aesthetics and Communication, Aarhus University</text:p>
      <text:p text:style-name="P122"><text:tab/>Spring 2015</text:p>
      <text:p text:style-name="P133">Course<text:tab/><text:span text:style-name="T9">Contact Linguistics</text:span> (MA level research workshop)</text:p>
      <text:p text:style-name="P122"><text:tab/>Department of Aesthetics and Communication, Aarhus University</text:p>
      <text:p text:style-name="P122"><text:tab/>Spring 2015</text:p>
      <text:p text:style-name="P133">Lecture<text:tab/><text:span text:style-name="T9">Anthropological Linguistics: Perspectives on Kinship Systems</text:span></text:p>
      <text:p text:style-name="P71"><text:tab/>Course: taal en cultuur [language and culture] (BA level), Department of Linguistics, Radboud University Nijmegen, 2012</text:p>
      <text:p text:style-name="P138">Lecture<text:tab/><text:span text:style-name="T9">Language Maintenance and Death: the Case of Kwinti</text:span></text:p>
      <text:p text:style-name="P57"><text:tab/>Course: taal en cultuur [language and culture] (BA level), Department of Linguistics, Radboud University Nijmegen, 2011</text:p>
      <text:p text:style-name="P108">Lecture<text:tab/>Fieldwork in Suriname: Practicalities, Challenges, and Language Contact</text:p>
      <text:p text:style-name="P57"><text:tab/>Course: <text:span text:style-name="T64">Introduction to Linguistics</text:span> (BA level), Department of Linguistics, Radboud University Nijmegen, 201<text:span text:style-name="T64">1</text:span></text:p>
      <text:p text:style-name="P120"><text:soft-page-break/><text:span text:style-name="T142">Research </text:span>Grants</text:p>
      <text:p text:style-name="P76">Recipient<text:tab/><text:span text:style-name="T9">New Speakers of Minority Languages: proficiency, variation, and change</text:span></text:p>
      <text:p text:style-name="P61"><text:span text:style-name="T9"><text:tab/></text:span>Research grant from Polish National Science <text:span text:style-name="T155">Centre</text:span><text:span text:style-name="T9">, </text:span>"POLS" funding instrument. Dec. nr. DEC-2020/37/K/HS2/02779, 2020 in the amount of €191,077 | PLN839,040.</text:p>
      <text:p text:style-name="P87">Recipient<text:tab/>Short research exchange for the purpose of collaborative research relating to endangered, minority language activism in Europe</text:p>
      <text:p text:style-name="P63"><text:tab/>Vitterhetsakademien (nomination)—Polish Academy of Science, Institute of Slavic Studies (destination), 2018 (ca. SEK15000)</text:p>
      <text:p text:style-name="P87">Contributing author<text:tab/><text:span text:style-name="T9">Language as a cure</text:span></text:p>
      <text:p text:style-name="P87"><text:span text:style-name="T9"><text:tab/></text:span>Funded by Polish Science Foundation, TEAM competition 2016. Administered by Wydział „Artes Liberales” University of Warsaw (PLN 3,499,295)</text:p>
      <text:p text:style-name="P87">Contributing author<text:tab/><text:span text:style-name="T9">Collaborative Research, Community Engagement, and Innovative Educational Tools</text:span></text:p>
      <text:p text:style-name="P64"><text:tab/>Funded by EU Horizon 2020, RISE call 2017, <text:s/>Administered by Wydział „Artes Liberales” University of Warsaw <text:span text:style-name="T66">(€1,579,500)</text:span></text:p>
      <text:p text:style-name="P88">Recipient<text:tab/>Documenting Kumanti: an endangered ritual language spoken among Surinamese Maroons</text:p>
      <text:p text:style-name="P58"><text:tab/>Fund for Endangered Languages, 2010 (USD 750)</text:p>
      <text:p text:style-name="P58"/>
      <text:p text:style-name="P69"><text:span text:style-name="T105">Research-related</text:span><text:span text:style-name="T104"> technology (pre)</text:span><text:span text:style-name="T103">r</text:span><text:span text:style-name="T104">eleases</text:span></text:p>
      <text:p text:style-name="P80">NWymC — Corpus of New Wymysorys</text:p>
      <text:p text:style-name="P81"><text:span text:style-name="T83"><text:tab/>This is a corpus infrastructure for storage and management of Wymysorys textual data. It has basic search and dump functionalities for </text:span><text:span text:style-name="T89">use in language pedagogy</text:span><text:span text:style-name="T83"> and research as well as an annotation interface for community engagement with texts. Currently </text:span><text:span text:style-name="T84">at initial stages of deployment at</text:span><text:span text:style-name="T83"> ispan.waw.pl/nespomila/</text:span><text:span text:style-name="T84">wymysorys-korpus/</text:span><text:span text:style-name="T83"> – </text:span><text:span text:style-name="T90">Production bugs are being addressed and it is</text:span><text:span text:style-name="T83"> envisioned </text:span><text:span text:style-name="T84">that the corpus will be populated with an initial round of texts in</text:span><text:span text:style-name="T83"> site in </text:span><text:span text:style-name="T84">early November</text:span><text:span text:style-name="T83"> 2022.</text:span></text:p>
      <text:p text:style-name="P79">MoReDaT <text:span text:style-name="T154">— </text:span>Modular Remote Data Collection Toolkit</text:p>
      <text:p text:style-name="P68"><text:tab/>A set of Django templates for unsupervised, remote spoken-language data collection. https://github.com/BobBorges/moredat</text:p>
      <text:p text:style-name="P118"><text:span text:style-name="T79">O</text:span><text:span text:style-name="T76">pen Ancestry Web</text:span></text:p>
      <text:p text:style-name="P89"><text:tab/>A Django template for private genealogy collaboration. Open source release <text:span text:style-name="T169">sometime </text:span>in 2022/<text:span text:style-name="T171">2023</text:span>.</text:p>
      <text:p text:style-name="P117">RASPARQ</text:p>
      <text:p text:style-name="P107"><text:span text:style-name="T80"><text:tab/>A</text:span><text:span text:style-name="T76"> Python script for scraping whole </text:span><text:span text:style-name="T80">collections of genealogy-related archives</text:span><text:span text:style-name="T76"> </text:span><text:span text:style-name="T80">from</text:span><text:span text:style-name="T76"> tombo.pt </text:span><text:span text:style-name="T80">and related Portuguese municipal archival collections on the web. https://github.com/BobBorges/rasparq</text:span></text:p>
      <text:p text:style-name="P116"><text:soft-page-break/>E_Karttunen</text:p>
      <text:p text:style-name="P90"><text:tab/><text:bookmark-start text:name="__DdeLink__1138_1196513484"/>This is a GUI application for F. Karttunen's 1992 <text:span text:style-name="T9">Analytical Dictionary of Nahuatl</text:span><text:bookmark-end text:name="__DdeLink__1138_1196513484"/></text:p>
      <text:p text:style-name="P67"><text:tab/><text:bookmark-start text:name="__DdeLink__1136_1196513484"/>https://github.com/BobBorges/E_Karttunen<text:bookmark-end text:name="__DdeLink__1136_1196513484"/></text:p>
      <text:p text:style-name="P113">ELAN-Floyd merge</text:p>
      <text:p text:style-name="P91"><text:tab/><text:bookmark-start text:name="__DdeLink__1143_1196513484"/>This is a Python program to perform end-to-end merge two or more Elan projects with identical tier structure.<text:bookmark-end text:name="__DdeLink__1143_1196513484"/></text:p>
      <text:p text:style-name="P62"><text:tab/><text:bookmark-start text:name="__DdeLink__1140_1196513484"/>https://github.com/BobBorges/ELAN_floyd-merge<text:bookmark-end text:name="__DdeLink__1140_1196513484"/></text:p>
      <text:p text:style-name="P115">Europarl Speech Recognition pipe</text:p>
      <text:p text:style-name="P90"><text:tab/><text:bookmark-start text:name="__DdeLink__1145_1196513484"/>This is a program (Bash and Python) that automates processing of mp4 recordings of sessions from the EU parliament. It (a) extracts embedded audio track (one per EU language), (b) chunks audio tracks by utterances, (c) recognizes whether each audio chunk is natural speech or a simultaneous translation, (d) processes each chunk with Speech to Text software (supported languages, all but Maltese = 19/20), and (e) populates an Elan (.eaf) document with a set of tiers for each language – transcription<text:span text:style-name="T133"> with time-aligned utterance chunks</text:span>, <text:span text:style-name="T133">SR </text:span>confidence score<text:span text:style-name="T133"> per chunk</text:span>, and 'is translation' bool<text:span text:style-name="T133"> per chunk</text:span>.<text:bookmark-end text:name="__DdeLink__1145_1196513484"/></text:p>
      <text:p text:style-name="P67"><text:tab/>https://github.com/BobBorges/Europarl_sr-pipe (private repo, <text:span text:style-name="T169">but the corpus as a resource will be made available following a short description to be published in 2022 or early 2023</text:span>)</text:p>
      <text:p text:style-name="P113">Nahuatl NLP</text:p>
      <text:p text:style-name="P91"><text:tab/><text:span text:style-name="T132">Beta version. </text:span><text:bookmark-start text:name="__DdeLink__1155_1196513484"/>Python module for analysis <text:span text:style-name="T132">of Nahuatl textual data. Tokenize, parse morphology, gloss, POS-tag.</text:span><text:bookmark-end text:name="__DdeLink__1155_1196513484"/></text:p>
      <text:p text:style-name="P67"><text:tab/>https://github.com/BobBorges/Nahuatl_NLP (private repo)</text:p>
      <text:p text:style-name="P114">Speech Recognition pipe</text:p>
      <text:p text:style-name="P92"><text:tab/><text:bookmark-start text:name="__DdeLink__1158_1196513484"/>This is a set of programs (Bash and Python) that will (a) chunk by utterance, and (b) speech recognize chunks of a media file given a specified language. The output is populated into a time aligned (by chunk) Elan (.eaf) file.<text:bookmark-end text:name="__DdeLink__1158_1196513484"/></text:p>
      <text:p text:style-name="P66"><text:tab/>https://github.com/BobBorges/SR_pipe (private repo)</text:p>
      <text:p text:style-name="P113">Short wav to Elan</text:p>
      <text:p text:style-name="P91"><text:tab/><text:bookmark-start text:name="__DdeLink__1162_1196513484"/>This is a set of bash scripts for efficiently managing audio data that need to be available to Elan in customary nested folder structure, and for other purposes that require non-nested structures. Nest, de-nest files; automated creation of .eaf documents; extract annotations to txt, populate annotations from txt.<text:bookmark-end text:name="__DdeLink__1162_1196513484"/></text:p>
      <text:p text:style-name="P70"><text:span text:style-name="T81"><text:tab/></text:span><text:bookmark-start text:name="__DdeLink__1160_1196513484"/><text:span text:style-name="T81">https://github.com/BobBorges/Short-wav_to_elan</text:span><text:bookmark-end text:name="__DdeLink__1160_1196513484"/></text:p>
      <text:p text:style-name="P112">Wymysorys Pro Keyboard layout for Linux</text:p>
      <text:p text:style-name="P93"><text:tab/><text:bookmark-start text:name="__DdeLink__1174_1196513484"/>This is a Linux-friendly keyboard layout for writing in the Wymysorys <text:span text:style-name="T131">language</text:span><text:bookmark-end text:name="__DdeLink__1174_1196513484"/></text:p>
      <text:p text:style-name="P62"><text:tab/><text:bookmark-start text:name="__DdeLink__1172_1196513484"/>https://github.com/BobBorges/Wymysorys_pro_KB<text:bookmark-end text:name="__DdeLink__1172_1196513484"/></text:p>
      <text:p text:style-name="P112"><text:soft-page-break/>Wymysorys Pro Keyboard layout for MacOS</text:p>
      <text:p text:style-name="P93"><text:tab/>This is a MacOS-friendly keyboard layout for writing in the Wymysorys language</text:p>
      <text:p text:style-name="P65"><text:tab/>https://github.com/BobBorges/Wymysorys_Pro_KB-macOS</text:p>
      <text:p text:style-name="P58"/>
      <text:p text:style-name="P119">Ancillary Activities</text:p>
      <text:p text:style-name="P77">Thesis re-review<text:tab/>Evaluation of a PhD dissertation that required major revisions in after the first submission. 2021.</text:p>
      <text:p text:style-name="P102">Peer Review<text:tab/>Review of submission <text:span text:style-name="T153">to </text:span><text:span text:style-name="T20">Language Documentation and Conservation</text:span><text:span text:style-name="T153">. 2021</text:span></text:p>
      <text:p text:style-name="P103">Thesis committee<text:tab/>Participation in the thesis committee for two submitted doctoral dissertations in linguistics from the University of Management and Technology, Lahore, Pakistan. Submissions received early 2020</text:p>
      <text:p text:style-name="P104">Event organization<text:tab/><text:bookmark-start text:name="__DdeLink__1094_1196513484"/><text:span text:style-name="T127">Uppsala Language Documentation Group Workshop on language documentation: multilingual settings and technological advances</text:span><text:bookmark-end text:name="__DdeLink__1094_1196513484"/><text:span text:style-name="T127">, 2019</text:span></text:p>
      <text:p text:style-name="P94">Peer review<text:tab/>J<text:span text:style-name="T9">ournal of Communication and Cross Cultural Trends</text:span>, article submission, 2019</text:p>
      <text:p text:style-name="P95">Event organization<text:tab/><text:span text:style-name="T9">Combating Language Endangerment and Death</text:span>, <text:span text:style-name="T69">Hugo Valentin Open Lecture Series. Hugo Valentin Centre, Uppsala University. 2018</text:span></text:p>
      <text:p text:style-name="P94">Peer review<text:tab/>Nederlandse Organizatie voor Wetenschappelijk Onderzoek [Dutch organization for scientific research], project application 2018</text:p>
      <text:p text:style-name="P94">Peer review<text:span text:style-name="T9"><text:tab/>Adeptus</text:span>, article submission, 2018</text:p>
      <text:p text:style-name="P96">Peer review<text:tab/>Edited volume on Surinamese Creole Linguistics (title is a secret, eds. Enoch Aboh, Norval Smith &amp; Tonjes Veenstra), chapter, 2018</text:p>
      <text:p text:style-name="P98">Event organization<text:tab/><text:span text:style-name="T16">Deve</text:span><text:span text:style-name="T9">loping practical skills for transforming documentation into multi-dimensional materials for transdisciplinary humanistic research</text:span>, workshop within the framework of the Engaged Humanities in Europe project, Wydział „Artes Liberales”, University of Warsaw, 2017</text:p>
      <text:p text:style-name="P96">Peer review<text:tab/><text:span text:style-name="T9">Poznań Studies in Contemporary Linguistics</text:span>, chapter submission, 2017</text:p>
      <text:p text:style-name="P99">Event organization<text:tab/><text:span text:style-name="T15">Applicability of results of research on language and culture, and the models of practical applications: understanding societal and cultural challenges</text:span><text:span text:style-name="T69">, workshop within the framework of the Engaged Humanities in Europe project, Wydział „Artes Liberales”, University of Warsaw, 201</text:span>6</text:p>
      <text:p text:style-name="P99">Event organization<text:tab/><text:span text:style-name="T9">Fieldschool for the documentation of endangered languages and cultures in Wilamowice</text:span> (co-organizer), fieldschool <text:span text:style-name="T69">within the framework of the Engaged Humanities in Europe project, 201</text:span>6</text:p>
      <text:p text:style-name="P99">Event organization<text:tab/><text:span text:style-name="T9">A fresh look at contact-induced changes in language structure: the role of large scale corpora in contact linguistics</text:span>, <text:span text:style-name="T70">thematic session at the Poznań Linguistics Meeting, Adam Mickiewicz U. Poznań, 2016</text:span></text:p>
      <text:p text:style-name="P100"><text:soft-page-break/>Event organization<text:tab/><text:span text:style-name="T9">Practical applications, understanding societal and cultural challenges </text:span><text:span text:style-name="T74">and Teaching minority languages, methodology and curriculum development, </text:span><text:span text:style-name="T72">workshop within the framework of the Engaged Humanities in Europe project, Wydział „Artes Liberales”, University of Warsaw, 201</text:span><text:span text:style-name="T73">6</text:span></text:p>
      <text:p text:style-name="P105">Event organization<text:tab/><text:span text:style-name="T4">Capacity-building in methodology and theory of transdisciplinary research on cultural and linguistic heritage and Applicability of results of research on language and culture, </text:span><text:span text:style-name="T2">workshop within the framework of the Engaged Humanities in Europe project, Wydział „Artes Liberales”, University of Warsaw, 201</text:span><text:span text:style-name="T3">6</text:span></text:p>
      <text:p text:style-name="P106">Peer review<text:tab/><text:span text:style-name="T9">Creolistics XI</text:span> (University of Giessen), 15 abstracts, 2016</text:p>
      <text:p text:style-name="P97"><text:span text:style-name="T71">Peer review<text:tab/>Prace Komisji Nauk Filologicznych Oddzału Polskiej Akaedmii Nauk we Wrocławiu [Polish </text:span>Academy of Science, Wroclaw Philological Branch], two chapter submissions, 2015</text:p>
      <text:p text:style-name="P95">Editorial work<text:tab/><text:span text:style-name="T9">Surviving the Middle Passage, </text:span>all chapters, 2014</text:p>
      <text:p text:style-name="P101">Event organization<text:span text:style-name="T71"><text:tab/></text:span><text:span text:style-name="T6">Contact and Convergence in Suriname: theoretical approaches and case studies </text:span><text:span text:style-name="T5">(co-organizer), Conference of the Traces of Contact project, Radboud University Nijmegen (venue in Amsterdam), 2012</text:span></text:p>
      <text:p text:style-name="P95">Editorial work<text:tab/>Brill publishers, two chapter submissions, 2011</text:p>
      <text:p text:style-name="P101">Event organization<text:tab/>Kréyòl: graduate seminar on pidgin and creole linguistics. Groesbeek (the Netherlands), 2010</text:p>
      <text:p text:style-name="P95">Student assistant<text:tab/><text:span text:style-name="T9">Journal of African Languages and Linguistics</text:span>, 2008</text:p>
      <text:p text:style-name="P59"/>
      <text:p text:style-name="P119">Language Skills</text:p>
      <text:p text:style-name="P130">English<text:tab/>Mother Tongue</text:p>
      <text:p text:style-name="P134"><text:span text:style-name="T172">(Kitchen) </text:span>Polish<text:tab/>Home Language</text:p>
      <text:p text:style-name="P134">Dutch<text:tab/>Completed B2 level <text:span text:style-name="T172">in the Netherlands</text:span></text:p>
      <text:p text:style-name="P134">Ndyuka / Sranan<text:tab/>Conversational competence</text:p>
      <text:p text:style-name="P134">Beginner course<text:tab/><text:span text:style-name="T116">Arabic, Nahuatl, </text:span><text:span text:style-name="T148">Ukrainian, </text:span><text:span text:style-name="T169">Wymysorys</text:span></text:p>
      <text:p text:style-name="P109">Reading knowledge<text:span text:style-name="T138"><text:tab/></text:span>Cape Verdean Cr<text:span text:style-name="T68">eole</text:span>, French, Papiamento/<text:span text:style-name="T148">u</text:span>, Portuguese, Spani<text:span text:style-name="T148">sh, </text:span><text:span text:style-name="T169">Swedish</text:span></text:p>
      <text:p text:style-name="P119"/>
      <text:p text:style-name="P121">Technical skills</text:p>
      <text:p text:style-name="P130">Operating systems<text:tab/>Linux, MacOS</text:p>
      <text:p text:style-name="P136">Virtualization<text:tab/>Virtual Box</text:p>
      <text:p text:style-name="P134">Office productivity<text:tab/>Acrobat, Latex, LibreOffice, MS Office, iWork</text:p>
      <text:p text:style-name="P135">Database<text:tab/><text:span text:style-name="T118">XML, JSON, </text:span>Filemaker, <text:span text:style-name="T118">MySQL</text:span></text:p>
      <text:p text:style-name="P134">Programming<text:tab/>Python, <text:span text:style-name="T118">Bash, R, </text:span>HTML-CSS-JavaScript</text:p>
      <text:p text:style-name="P110"><text:span text:style-name="T118">Analytical</text:span><text:tab/>ELAN, FleX, Praat, SplitsTree, <text:span text:style-name="T67">QDA Miner, TAMS analyzer, AtlasTI</text:span></text:p>
      <text:p text:style-name="P137">Audio<text:span text:style-name="T138"><text:tab/></text:span>Ardour, Audacity, LogicPro, and analogu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NewRomanPS-BoldMT" svg:font-family="TimesNewRomanPS-BoldM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in" fo:margin-right="0in" fo:margin-top="0in" fo:margin-bottom="0in" loext:contextual-spacing="false" style:line-height-at-least="0.1665in" fo:text-indent="0in"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orphans="2" widows="2" fo:line-height="130%" fo:text-align="end" style:justify-single-word="false" fo:padding-left="0in" fo:padding-right="0in" fo:padding-top="0in" fo:padding-bottom="0.1252in" fo:border="none"/>
      <style:text-properties style:font-name="TimesNewRomanPS-BoldMT" fo:font-size="7pt" officeooo:rsid="001efe03" officeooo:paragraph-rsid="001efe03" style:font-name-asian="TimesNewRomanPS-BoldMT" style:font-size-asian="7pt" style:font-name-complex="TimesNewRomanPS-BoldMT" style:font-size-complex="7pt"/>
    </style:style>
    <style:style style:name="MP2" style:family="paragraph" style:parent-style-name="Standard">
      <style:paragraph-properties orphans="2" widows="2" fo:line-height="130%" fo:text-align="start" style:justify-single-word="false" fo:padding-left="0in" fo:padding-right="0in" fo:padding-top="0in" fo:padding-bottom="0.1252in" fo:border="none"/>
      <style:text-properties style:font-name="TimesNewRomanPS-BoldMT" fo:font-size="7pt" officeooo:rsid="000ed96c" officeooo:paragraph-rsid="000ed96c" style:font-name-asian="TimesNewRomanPS-BoldMT" style:font-size-asian="7pt" style:font-name-complex="TimesNewRomanPS-BoldMT" style:font-size-complex="7pt"/>
    </style:style>
    <style:style style:name="MP3" style:family="paragraph" style:parent-style-name="Footer">
      <loext:graphic-properties draw:fill="none" draw:fill-color="#ffffff"/>
      <style:paragraph-properties fo:text-align="end" style:justify-single-word="false" fo:background-color="transparent"/>
      <style:text-properties fo:font-size="10pt" fo:background-color="transparent" style:font-size-asian="10pt" style:font-size-complex="10pt"/>
    </style:style>
    <style:style style:name="MP4" style:family="paragraph" style:parent-style-name="Footer">
      <loext:graphic-properties draw:fill="none" draw:fill-color="#ffffff"/>
      <style:paragraph-properties fo:background-color="transparent"/>
      <style:text-properties fo:font-size="10pt" fo:background-color="transparen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in" fo:margin-left="0in" fo:margin-right="0in" fo:margin-bottom="0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PM2" style:page-layout-name="Mpm2">
      <style:header>
        <text:p text:style-name="MP1">Curriculum Vitae</text:p>
      </style:header>
      <style:header-left>
        <text:p text:style-name="MP2">Robert Borges</text:p>
      </style:header-left>
      <loext:header-first>
        <text:p text:style-name="MP2"/>
      </loext:header-first>
      <style:footer>
        <text:p text:style-name="MP3"><text:page-number text:select-page="current">13</text:page-number></text:p>
      </style:footer>
      <style:footer-left>
        <text:p text:style-name="MP4"><text:page-number text:select-page="current">12</text:page-number></text:p>
      </style:footer-left>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2T14:21:33.009010524</meta:creation-date>
    <dc:date>2023-01-03T14:40:00.004592868</dc:date>
    <meta:editing-duration>PT8H33M25S</meta:editing-duration>
    <meta:editing-cycles>54</meta:editing-cycles>
    <meta:generator>LibreOffice/6.4.7.2$Linux_X86_64 LibreOffice_project/40$Build-2</meta:generator>
    <meta:print-date>2019-03-25T15:48:06.297201192</meta:print-date>
    <meta:document-statistic meta:table-count="0" meta:image-count="0" meta:object-count="0" meta:page-count="13" meta:paragraph-count="265" meta:word-count="4227" meta:character-count="31957" meta:non-whitespace-character-count="27915"/>
    <meta:user-defined meta:name="ZOTERO_PREF_1">&lt;data data-version="3" zotero-version="5.0.64"&gt;&lt;session id="1cGfIc5I"/&gt;&lt;style id="http://www.zotero.org/styles/american-anthropological-association" hasBibliography="1" bibliographyStyleHasBeenSet="1"/&gt;&lt;prefs&gt;&lt;pref name="fieldType" value="ReferenceMark"/&gt;</meta:user-defined>
    <meta:user-defined meta:name="ZOTERO_PREF_2">&lt;pref name="automaticJournalAbbreviations" value="true"/&gt;&lt;/prefs&gt;&lt;/data&gt;</meta:user-defined>
  </office:meta>
</office:document-meta>
</file>